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8.142cm"/>
    </style:style>
    <style:style style:name="co6" style:family="table-column">
      <style:table-column-properties fo:break-before="auto" style:column-width="7.6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b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Assign EN</text:p>
          </table:table-cell>
          <table:table-cell table:style-name="ce1" office:value-type="string" calcext:value-type="string">
            <text:p>Assign DE</text:p>
          </table:table-cell>
          <table:table-cell table:style-name="ce1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210603</text:p>
          </table:table-cell>
          <table:table-cell table:formula="of:= [.C2]" office:value-type="string" office:string-value="v210603" calcext:value-type="string">
            <text:p>v210603</text:p>
          </table:table-cell>
          <table:table-cell table:formula="of:= [$Key.$B$1] &amp; [.$B2]" office:value-type="string" office:string-value="ZSTX_VERSION" calcext:value-type="string">
            <text:p>ZSTX_VERSION</text:p>
          </table:table-cell>
          <table:table-cell table:formula="of:= &quot;#define &quot; &amp; [.$E2] &amp; &quot; &quot; &amp; [.$A2]" office:value-type="string" office:string-value="#define ZSTX_VERSION 0" calcext:value-type="string">
            <text:p>#define ZSTX_VERSION 0</text:p>
          </table:table-cell>
          <table:table-cell table:formula="of:= [$Key.$B$2] &amp; &quot;[&quot; &amp; [.$E2] &amp; &quot;]&quot;" office:value-type="string" office:string-value="gText[ZSTX_VERSION]" calcext:value-type="string">
            <text:p>gText[ZSTX_VERSION]</text:p>
          </table:table-cell>
          <table:table-cell table:formula="of:= [.$G2] &amp; &quot; = &quot; &amp; [$Key.$B$3] &amp; CHAR(34) &amp; [.$C2] &amp; CHAR(34) &amp; &quot;;&quot;" office:value-type="string" office:string-value="gText[ZSTX_VERSION] = (const ZT_CHAR*)&quot;v210603&quot;;" calcext:value-type="string">
            <text:p>gText[ZSTX_VERSION] = (const ZT_CHAR*)"v210603";</text:p>
          </table:table-cell>
          <table:table-cell table:formula="of:= [.$G2] &amp; &quot; = &quot; &amp; [$Key.$B$3] &amp; CHAR(34) &amp; [.$D2] &amp; CHAR(34) &amp; &quot;;&quot;" office:value-type="string" office:string-value="gText[ZSTX_VERSION] = (const ZT_CHAR*)&quot;v210603&quot;;" calcext:value-type="string">
            <text:p>gText[ZSTX_VERSION] = (const ZT_CHAR*)"v210603";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ZaidaScope</text:p>
          </table:table-cell>
          <table:table-cell table:formula="of:= [.C3]" office:value-type="string" office:string-value="ZaidaScope" calcext:value-type="string">
            <text:p>ZaidaScope</text:p>
          </table:table-cell>
          <table:table-cell table:formula="of:= [$Key.$B$1] &amp; [.$B3]" office:value-type="string" office:string-value="ZSTX_TITLE" calcext:value-type="string">
            <text:p>ZSTX_TITLE</text:p>
          </table:table-cell>
          <table:table-cell table:formula="of:= &quot;#define &quot; &amp; [.$E3] &amp; &quot; &quot; &amp; [.$A3]" office:value-type="string" office:string-value="#define ZSTX_TITLE 1" calcext:value-type="string">
            <text:p>#define ZSTX_TITLE 1</text:p>
          </table:table-cell>
          <table:table-cell table:formula="of:= [$Key.$B$2] &amp; &quot;[&quot; &amp; [.$E3] &amp; &quot;]&quot;" office:value-type="string" office:string-value="gText[ZSTX_TITLE]" calcext:value-type="string">
            <text:p>gText[ZSTX_TITLE]</text:p>
          </table:table-cell>
          <table:table-cell table:formula="of:= [.$G3] &amp; &quot; = &quot; &amp; [$Key.$B$3] &amp; CHAR(34) &amp; [.$C3] &amp; CHAR(34) &amp; &quot;;&quot;" office:value-type="string" office:string-value="gText[ZSTX_TITLE] = (const ZT_CHAR*)&quot;ZaidaScope&quot;;" calcext:value-type="string">
            <text:p>gText[ZSTX_TITLE] = (const ZT_CHAR*)"ZaidaScope";</text:p>
          </table:table-cell>
          <table:table-cell table:formula="of:= [.$G3] &amp; &quot; = &quot; &amp; [$Key.$B$3] &amp; CHAR(34) &amp; [.$D3] &amp; CHAR(34) &amp; &quot;;&quot;" office:value-type="string" office:string-value="gText[ZSTX_TITLE] = (const ZT_CHAR*)&quot;ZaidaScope&quot;;" calcext:value-type="string">
            <text:p>gText[ZSTX_TITLE] = (const ZT_CHAR*)"ZaidaScope";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table:formula="of:= [.C3] &amp; &quot; - &quot; &amp; [.C2]" office:value-type="string" office:string-value="ZaidaScope - v210603" calcext:value-type="string">
            <text:p>ZaidaScope - v210603</text:p>
          </table:table-cell>
          <table:table-cell table:formula="of:= [.C4]" office:value-type="string" office:string-value="ZaidaScope - v210603" calcext:value-type="string">
            <text:p>ZaidaScope - v210603</text:p>
          </table:table-cell>
          <table:table-cell table:formula="of:= [$Key.$B$1] &amp; [.$B4]" office:value-type="string" office:string-value="ZSTX_WINDOW" calcext:value-type="string">
            <text:p>ZSTX_WINDOW</text:p>
          </table:table-cell>
          <table:table-cell table:formula="of:= &quot;#define &quot; &amp; [.$E4] &amp; &quot; &quot; &amp; [.$A4]" office:value-type="string" office:string-value="#define ZSTX_WINDOW 2" calcext:value-type="string">
            <text:p>#define ZSTX_WINDOW 2</text:p>
          </table:table-cell>
          <table:table-cell table:formula="of:= [$Key.$B$2] &amp; &quot;[&quot; &amp; [.$E4] &amp; &quot;]&quot;" office:value-type="string" office:string-value="gText[ZSTX_WINDOW]" calcext:value-type="string">
            <text:p>gText[ZSTX_WINDOW]</text:p>
          </table:table-cell>
          <table:table-cell table:formula="of:= [.$G4] &amp; &quot; = &quot; &amp; [$Key.$B$3] &amp; CHAR(34) &amp; [.$C4] &amp; CHAR(34) &amp; &quot;;&quot;" office:value-type="string" office:string-value="gText[ZSTX_WINDOW] = (const ZT_CHAR*)&quot;ZaidaScope - v210603&quot;;" calcext:value-type="string">
            <text:p>gText[ZSTX_WINDOW] = (const ZT_CHAR*)"ZaidaScope - v210603";</text:p>
          </table:table-cell>
          <table:table-cell table:formula="of:= [.$G4] &amp; &quot; = &quot; &amp; [$Key.$B$3] &amp; CHAR(34) &amp; [.$D4] &amp; CHAR(34) &amp; &quot;;&quot;" office:value-type="string" office:string-value="gText[ZSTX_WINDOW] = (const ZT_CHAR*)&quot;ZaidaScope - v210603&quot;;" calcext:value-type="string">
            <text:p>gText[ZSTX_WINDOW] = (const ZT_CHAR*)"ZaidaScope - v210603";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_DEVICE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Geräte</text:p>
          </table:table-cell>
          <table:table-cell table:formula="of:= [$Key.$B$1] &amp; [.$B5]" office:value-type="string" office:string-value="ZSTX_MN_DEVICE" calcext:value-type="string">
            <text:p>ZSTX_MN_DEVICE</text:p>
          </table:table-cell>
          <table:table-cell table:formula="of:= &quot;#define &quot; &amp; [.$E5] &amp; &quot; &quot; &amp; [.$A5]" office:value-type="string" office:string-value="#define ZSTX_MN_DEVICE 3" calcext:value-type="string">
            <text:p>#define ZSTX_MN_DEVICE 3</text:p>
          </table:table-cell>
          <table:table-cell table:formula="of:= [$Key.$B$2] &amp; &quot;[&quot; &amp; [.$E5] &amp; &quot;]&quot;" office:value-type="string" office:string-value="gText[ZSTX_MN_DEVICE]" calcext:value-type="string">
            <text:p>gText[ZSTX_MN_DEVICE]</text:p>
          </table:table-cell>
          <table:table-cell table:formula="of:= [.$G5] &amp; &quot; = &quot; &amp; [$Key.$B$3] &amp; CHAR(34) &amp; [.$C5] &amp; CHAR(34) &amp; &quot;;&quot;" office:value-type="string" office:string-value="gText[ZSTX_MN_DEVICE] = (const ZT_CHAR*)&quot;Devices&quot;;" calcext:value-type="string">
            <text:p>gText[ZSTX_MN_DEVICE] = (const ZT_CHAR*)"Devices";</text:p>
          </table:table-cell>
          <table:table-cell table:formula="of:= [.$G5] &amp; &quot; = &quot; &amp; [$Key.$B$3] &amp; CHAR(34) &amp; [.$D5] &amp; CHAR(34) &amp; &quot;;&quot;" office:value-type="string" office:string-value="gText[ZSTX_MN_DEVICE] = (const ZT_CHAR*)&quot;Geräte&quot;;" calcext:value-type="string">
            <text:p>gText[ZSTX_MN_DEVICE] = (const ZT_CHAR*)"Geräte";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N_HELP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ilfe</text:p>
          </table:table-cell>
          <table:table-cell table:formula="of:= [$Key.$B$1] &amp; [.$B6]" office:value-type="string" office:string-value="ZSTX_MN_HELP" calcext:value-type="string">
            <text:p>ZSTX_MN_HELP</text:p>
          </table:table-cell>
          <table:table-cell table:formula="of:= &quot;#define &quot; &amp; [.$E6] &amp; &quot; &quot; &amp; [.$A6]" office:value-type="string" office:string-value="#define ZSTX_MN_HELP 4" calcext:value-type="string">
            <text:p>#define ZSTX_MN_HELP 4</text:p>
          </table:table-cell>
          <table:table-cell table:formula="of:= [$Key.$B$2] &amp; &quot;[&quot; &amp; [.$E6] &amp; &quot;]&quot;" office:value-type="string" office:string-value="gText[ZSTX_MN_HELP]" calcext:value-type="string">
            <text:p>gText[ZSTX_MN_HELP]</text:p>
          </table:table-cell>
          <table:table-cell table:formula="of:= [.$G6] &amp; &quot; = &quot; &amp; [$Key.$B$3] &amp; CHAR(34) &amp; [.$C6] &amp; CHAR(34) &amp; &quot;;&quot;" office:value-type="string" office:string-value="gText[ZSTX_MN_HELP] = (const ZT_CHAR*)&quot;Help&quot;;" calcext:value-type="string">
            <text:p>gText[ZSTX_MN_HELP] = (const ZT_CHAR*)"Help";</text:p>
          </table:table-cell>
          <table:table-cell table:formula="of:= [.$G6] &amp; &quot; = &quot; &amp; [$Key.$B$3] &amp; CHAR(34) &amp; [.$D6] &amp; CHAR(34) &amp; &quot;;&quot;" office:value-type="string" office:string-value="gText[ZSTX_MN_HELP] = (const ZT_CHAR*)&quot;Hilfe&quot;;" calcext:value-type="string">
            <text:p>gText[ZSTX_MN_HELP] = (const ZT_CHAR*)"Hilfe";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N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Autor</text:p>
          </table:table-cell>
          <table:table-cell table:formula="of:= [$Key.$B$1] &amp; [.$B7]" office:value-type="string" office:string-value="ZSTX_MN_CREDITS" calcext:value-type="string">
            <text:p>ZSTX_MN_CREDITS</text:p>
          </table:table-cell>
          <table:table-cell table:formula="of:= &quot;#define &quot; &amp; [.$E7] &amp; &quot; &quot; &amp; [.$A7]" office:value-type="string" office:string-value="#define ZSTX_MN_CREDITS 5" calcext:value-type="string">
            <text:p>#define ZSTX_MN_CREDITS 5</text:p>
          </table:table-cell>
          <table:table-cell table:formula="of:= [$Key.$B$2] &amp; &quot;[&quot; &amp; [.$E7] &amp; &quot;]&quot;" office:value-type="string" office:string-value="gText[ZSTX_MN_CREDITS]" calcext:value-type="string">
            <text:p>gText[ZSTX_MN_CREDITS]</text:p>
          </table:table-cell>
          <table:table-cell table:formula="of:= [.$G7] &amp; &quot; = &quot; &amp; [$Key.$B$3] &amp; CHAR(34) &amp; [.$C7] &amp; CHAR(34) &amp; &quot;;&quot;" office:value-type="string" office:string-value="gText[ZSTX_MN_CREDITS] = (const ZT_CHAR*)&quot;Credits&quot;;" calcext:value-type="string">
            <text:p>gText[ZSTX_MN_CREDITS] = (const ZT_CHAR*)"Credits";</text:p>
          </table:table-cell>
          <table:table-cell table:formula="of:= [.$G7] &amp; &quot; = &quot; &amp; [$Key.$B$3] &amp; CHAR(34) &amp; [.$D7] &amp; CHAR(34) &amp; &quot;;&quot;" office:value-type="string" office:string-value="gText[ZSTX_MN_CREDITS] = (const ZT_CHAR*)&quot;Autor&quot;;" calcext:value-type="string">
            <text:p>gText[ZSTX_MN_CREDITS] = (const ZT_CHAR*)"Autor";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N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Einstellungen</text:p>
          </table:table-cell>
          <table:table-cell table:formula="of:= [$Key.$B$1] &amp; [.$B8]" office:value-type="string" office:string-value="ZSTX_MN_SETTINGS" calcext:value-type="string">
            <text:p>ZSTX_MN_SETTINGS</text:p>
          </table:table-cell>
          <table:table-cell table:formula="of:= &quot;#define &quot; &amp; [.$E8] &amp; &quot; &quot; &amp; [.$A8]" office:value-type="string" office:string-value="#define ZSTX_MN_SETTINGS 6" calcext:value-type="string">
            <text:p>#define ZSTX_MN_SETTINGS 6</text:p>
          </table:table-cell>
          <table:table-cell table:formula="of:= [$Key.$B$2] &amp; &quot;[&quot; &amp; [.$E8] &amp; &quot;]&quot;" office:value-type="string" office:string-value="gText[ZSTX_MN_SETTINGS]" calcext:value-type="string">
            <text:p>gText[ZSTX_MN_SETTINGS]</text:p>
          </table:table-cell>
          <table:table-cell table:formula="of:= [.$G8] &amp; &quot; = &quot; &amp; [$Key.$B$3] &amp; CHAR(34) &amp; [.$C8] &amp; CHAR(34) &amp; &quot;;&quot;" office:value-type="string" office:string-value="gText[ZSTX_MN_SETTINGS] = (const ZT_CHAR*)&quot;Settings&quot;;" calcext:value-type="string">
            <text:p>gText[ZSTX_MN_SETTINGS] = (const ZT_CHAR*)"Settings";</text:p>
          </table:table-cell>
          <table:table-cell table:formula="of:= [.$G8] &amp; &quot; = &quot; &amp; [$Key.$B$3] &amp; CHAR(34) &amp; [.$D8] &amp; CHAR(34) &amp; &quot;;&quot;" office:value-type="string" office:string-value="gText[ZSTX_MN_SETTINGS] = (const ZT_CHAR*)&quot;Einstellungen&quot;;" calcext:value-type="string">
            <text:p>gText[ZSTX_MN_SETTINGS] = (const ZT_CHAR*)"Einstellungen";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N_EXIT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eenden</text:p>
          </table:table-cell>
          <table:table-cell table:formula="of:= [$Key.$B$1] &amp; [.$B9]" office:value-type="string" office:string-value="ZSTX_MN_EXIT" calcext:value-type="string">
            <text:p>ZSTX_MN_EXIT</text:p>
          </table:table-cell>
          <table:table-cell table:formula="of:= &quot;#define &quot; &amp; [.$E9] &amp; &quot; &quot; &amp; [.$A9]" office:value-type="string" office:string-value="#define ZSTX_MN_EXIT 7" calcext:value-type="string">
            <text:p>#define ZSTX_MN_EXIT 7</text:p>
          </table:table-cell>
          <table:table-cell table:formula="of:= [$Key.$B$2] &amp; &quot;[&quot; &amp; [.$E9] &amp; &quot;]&quot;" office:value-type="string" office:string-value="gText[ZSTX_MN_EXIT]" calcext:value-type="string">
            <text:p>gText[ZSTX_MN_EXIT]</text:p>
          </table:table-cell>
          <table:table-cell table:formula="of:= [.$G9] &amp; &quot; = &quot; &amp; [$Key.$B$3] &amp; CHAR(34) &amp; [.$C9] &amp; CHAR(34) &amp; &quot;;&quot;" office:value-type="string" office:string-value="gText[ZSTX_MN_EXIT] = (const ZT_CHAR*)&quot;Exit&quot;;" calcext:value-type="string">
            <text:p>gText[ZSTX_MN_EXIT] = (const ZT_CHAR*)"Exit";</text:p>
          </table:table-cell>
          <table:table-cell table:formula="of:= [.$G9] &amp; &quot; = &quot; &amp; [$Key.$B$3] &amp; CHAR(34) &amp; [.$D9] &amp; CHAR(34) &amp; &quot;;&quot;" office:value-type="string" office:string-value="gText[ZSTX_MN_EXIT] = (const ZT_CHAR*)&quot;Beenden&quot;;" calcext:value-type="string">
            <text:p>gText[ZSTX_MN_EXIT] = (const ZT_CHAR*)"Beenden";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N_CONNEC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Verbinden</text:p>
          </table:table-cell>
          <table:table-cell table:formula="of:= [$Key.$B$1] &amp; [.$B10]" office:value-type="string" office:string-value="ZSTX_MN_CONNECT" calcext:value-type="string">
            <text:p>ZSTX_MN_CONNECT</text:p>
          </table:table-cell>
          <table:table-cell table:formula="of:= &quot;#define &quot; &amp; [.$E10] &amp; &quot; &quot; &amp; [.$A10]" office:value-type="string" office:string-value="#define ZSTX_MN_CONNECT 8" calcext:value-type="string">
            <text:p>#define ZSTX_MN_CONNECT 8</text:p>
          </table:table-cell>
          <table:table-cell table:formula="of:= [$Key.$B$2] &amp; &quot;[&quot; &amp; [.$E10] &amp; &quot;]&quot;" office:value-type="string" office:string-value="gText[ZSTX_MN_CONNECT]" calcext:value-type="string">
            <text:p>gText[ZSTX_MN_CONNECT]</text:p>
          </table:table-cell>
          <table:table-cell table:formula="of:= [.$G10] &amp; &quot; = &quot; &amp; [$Key.$B$3] &amp; CHAR(34) &amp; [.$C10] &amp; CHAR(34) &amp; &quot;;&quot;" office:value-type="string" office:string-value="gText[ZSTX_MN_CONNECT] = (const ZT_CHAR*)&quot;Connect&quot;;" calcext:value-type="string">
            <text:p>gText[ZSTX_MN_CONNECT] = (const ZT_CHAR*)"Connect";</text:p>
          </table:table-cell>
          <table:table-cell table:formula="of:= [.$G10] &amp; &quot; = &quot; &amp; [$Key.$B$3] &amp; CHAR(34) &amp; [.$D10] &amp; CHAR(34) &amp; &quot;;&quot;" office:value-type="string" office:string-value="gText[ZSTX_MN_CONNECT] = (const ZT_CHAR*)&quot;Verbinden&quot;;" calcext:value-type="string">
            <text:p>gText[ZSTX_MN_CONNECT] = (const ZT_CHAR*)"Verbinden";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N_DISCONNECT</text:p>
          </table:table-cell>
          <table:table-cell office:value-type="string" calcext:value-type="string">
            <text:p>Disconnect</text:p>
          </table:table-cell>
          <table:table-cell office:value-type="string" calcext:value-type="string">
            <text:p>Trennen</text:p>
          </table:table-cell>
          <table:table-cell table:formula="of:= [$Key.$B$1] &amp; [.$B11]" office:value-type="string" office:string-value="ZSTX_MN_DISCONNECT" calcext:value-type="string">
            <text:p>ZSTX_MN_DISCONNECT</text:p>
          </table:table-cell>
          <table:table-cell table:formula="of:= &quot;#define &quot; &amp; [.$E11] &amp; &quot; &quot; &amp; [.$A11]" office:value-type="string" office:string-value="#define ZSTX_MN_DISCONNECT 9" calcext:value-type="string">
            <text:p>#define ZSTX_MN_DISCONNECT 9</text:p>
          </table:table-cell>
          <table:table-cell table:formula="of:= [$Key.$B$2] &amp; &quot;[&quot; &amp; [.$E11] &amp; &quot;]&quot;" office:value-type="string" office:string-value="gText[ZSTX_MN_DISCONNECT]" calcext:value-type="string">
            <text:p>gText[ZSTX_MN_DISCONNECT]</text:p>
          </table:table-cell>
          <table:table-cell table:formula="of:= [.$G11] &amp; &quot; = &quot; &amp; [$Key.$B$3] &amp; CHAR(34) &amp; [.$C11] &amp; CHAR(34) &amp; &quot;;&quot;" office:value-type="string" office:string-value="gText[ZSTX_MN_DISCONNECT] = (const ZT_CHAR*)&quot;Disconnect&quot;;" calcext:value-type="string">
            <text:p>gText[ZSTX_MN_DISCONNECT] = (const ZT_CHAR*)"Disconnect";</text:p>
          </table:table-cell>
          <table:table-cell table:formula="of:= [.$G11] &amp; &quot; = &quot; &amp; [$Key.$B$3] &amp; CHAR(34) &amp; [.$D11] &amp; CHAR(34) &amp; &quot;;&quot;" office:value-type="string" office:string-value="gText[ZSTX_MN_DISCONNECT] = (const ZT_CHAR*)&quot;Trennen&quot;;" calcext:value-type="string">
            <text:p>gText[ZSTX_MN_DISCONNECT] = (const ZT_CHAR*)"Trennen";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_LBL_ADDRESS</text:p>
          </table:table-cell>
          <table:table-cell table:number-columns-repeated="2" office:value-type="string" calcext:value-type="string">
            <text:p>COM Port</text:p>
          </table:table-cell>
          <table:table-cell table:formula="of:= [$Key.$B$1] &amp; [.$B12]" office:value-type="string" office:string-value="ZSTX_MN_LBL_ADDRESS" calcext:value-type="string">
            <text:p>ZSTX_MN_LBL_ADDRESS</text:p>
          </table:table-cell>
          <table:table-cell table:formula="of:= &quot;#define &quot; &amp; [.$E12] &amp; &quot; &quot; &amp; [.$A12]" office:value-type="string" office:string-value="#define ZSTX_MN_LBL_ADDRESS 10" calcext:value-type="string">
            <text:p>#define ZSTX_MN_LBL_ADDRESS 10</text:p>
          </table:table-cell>
          <table:table-cell table:formula="of:= [$Key.$B$2] &amp; &quot;[&quot; &amp; [.$E12] &amp; &quot;]&quot;" office:value-type="string" office:string-value="gText[ZSTX_MN_LBL_ADDRESS]" calcext:value-type="string">
            <text:p>gText[ZSTX_MN_LBL_ADDRESS]</text:p>
          </table:table-cell>
          <table:table-cell table:formula="of:= [.$G12] &amp; &quot; = &quot; &amp; [$Key.$B$3] &amp; CHAR(34) &amp; [.$C12] &amp; CHAR(34) &amp; &quot;;&quot;" office:value-type="string" office:string-value="gText[ZSTX_MN_LBL_ADDRESS] = (const ZT_CHAR*)&quot;COM Port&quot;;" calcext:value-type="string">
            <text:p>gText[ZSTX_MN_LBL_ADDRESS] = (const ZT_CHAR*)"COM Port";</text:p>
          </table:table-cell>
          <table:table-cell table:formula="of:= [.$G12] &amp; &quot; = &quot; &amp; [$Key.$B$3] &amp; CHAR(34) &amp; [.$D12] &amp; CHAR(34) &amp; &quot;;&quot;" office:value-type="string" office:string-value="gText[ZSTX_MN_LBL_ADDRESS] = (const ZT_CHAR*)&quot;COM Port&quot;;" calcext:value-type="string">
            <text:p>gText[ZSTX_MN_LBL_ADDRESS] = (const ZT_CHAR*)"COM Port";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N_LBL_SPEED</text:p>
          </table:table-cell>
          <table:table-cell table:number-columns-repeated="2" office:value-type="string" calcext:value-type="string">
            <text:p>Rate</text:p>
          </table:table-cell>
          <table:table-cell table:formula="of:= [$Key.$B$1] &amp; [.$B13]" office:value-type="string" office:string-value="ZSTX_MN_LBL_SPEED" calcext:value-type="string">
            <text:p>ZSTX_MN_LBL_SPEED</text:p>
          </table:table-cell>
          <table:table-cell table:formula="of:= &quot;#define &quot; &amp; [.$E13] &amp; &quot; &quot; &amp; [.$A13]" office:value-type="string" office:string-value="#define ZSTX_MN_LBL_SPEED 11" calcext:value-type="string">
            <text:p>#define ZSTX_MN_LBL_SPEED 11</text:p>
          </table:table-cell>
          <table:table-cell table:formula="of:= [$Key.$B$2] &amp; &quot;[&quot; &amp; [.$E13] &amp; &quot;]&quot;" office:value-type="string" office:string-value="gText[ZSTX_MN_LBL_SPEED]" calcext:value-type="string">
            <text:p>gText[ZSTX_MN_LBL_SPEED]</text:p>
          </table:table-cell>
          <table:table-cell table:formula="of:= [.$G13] &amp; &quot; = &quot; &amp; [$Key.$B$3] &amp; CHAR(34) &amp; [.$C13] &amp; CHAR(34) &amp; &quot;;&quot;" office:value-type="string" office:string-value="gText[ZSTX_MN_LBL_SPEED] = (const ZT_CHAR*)&quot;Rate&quot;;" calcext:value-type="string">
            <text:p>gText[ZSTX_MN_LBL_SPEED] = (const ZT_CHAR*)"Rate";</text:p>
          </table:table-cell>
          <table:table-cell table:formula="of:= [.$G13] &amp; &quot; = &quot; &amp; [$Key.$B$3] &amp; CHAR(34) &amp; [.$D13] &amp; CHAR(34) &amp; &quot;;&quot;" office:value-type="string" office:string-value="gText[ZSTX_MN_LBL_SPEED] = (const ZT_CHAR*)&quot;Rate&quot;;" calcext:value-type="string">
            <text:p>gText[ZSTX_MN_LBL_SPEED] = (const ZT_CHAR*)"Rate";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N_LBL_SPEED_R</text:p>
          </table:table-cell>
          <table:table-cell table:number-columns-repeated="2" office:value-type="string" calcext:value-type="string">
            <text:p>Hz</text:p>
          </table:table-cell>
          <table:table-cell table:formula="of:= [$Key.$B$1] &amp; [.$B14]" office:value-type="string" office:string-value="ZSTX_MN_LBL_SPEED_R" calcext:value-type="string">
            <text:p>ZSTX_MN_LBL_SPEED_R</text:p>
          </table:table-cell>
          <table:table-cell table:formula="of:= &quot;#define &quot; &amp; [.$E14] &amp; &quot; &quot; &amp; [.$A14]" office:value-type="string" office:string-value="#define ZSTX_MN_LBL_SPEED_R 12" calcext:value-type="string">
            <text:p>#define ZSTX_MN_LBL_SPEED_R 12</text:p>
          </table:table-cell>
          <table:table-cell table:formula="of:= [$Key.$B$2] &amp; &quot;[&quot; &amp; [.$E14] &amp; &quot;]&quot;" office:value-type="string" office:string-value="gText[ZSTX_MN_LBL_SPEED_R]" calcext:value-type="string">
            <text:p>gText[ZSTX_MN_LBL_SPEED_R]</text:p>
          </table:table-cell>
          <table:table-cell table:formula="of:= [.$G14] &amp; &quot; = &quot; &amp; [$Key.$B$3] &amp; CHAR(34) &amp; [.$C14] &amp; CHAR(34) &amp; &quot;;&quot;" office:value-type="string" office:string-value="gText[ZSTX_MN_LBL_SPEED_R] = (const ZT_CHAR*)&quot;Hz&quot;;" calcext:value-type="string">
            <text:p>gText[ZSTX_MN_LBL_SPEED_R] = (const ZT_CHAR*)"Hz";</text:p>
          </table:table-cell>
          <table:table-cell table:formula="of:= [.$G14] &amp; &quot; = &quot; &amp; [$Key.$B$3] &amp; CHAR(34) &amp; [.$D14] &amp; CHAR(34) &amp; &quot;;&quot;" office:value-type="string" office:string-value="gText[ZSTX_MN_LBL_SPEED_R] = (const ZT_CHAR*)&quot;Hz&quot;;" calcext:value-type="string">
            <text:p>gText[ZSTX_MN_LBL_SPEED_R] = (const ZT_CHAR*)"Hz";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N_LBL_CHANNEL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Kanäle</text:p>
          </table:table-cell>
          <table:table-cell table:formula="of:= [$Key.$B$1] &amp; [.$B15]" office:value-type="string" office:string-value="ZSTX_MN_LBL_CHANNEL" calcext:value-type="string">
            <text:p>ZSTX_MN_LBL_CHANNEL</text:p>
          </table:table-cell>
          <table:table-cell table:formula="of:= &quot;#define &quot; &amp; [.$E15] &amp; &quot; &quot; &amp; [.$A15]" office:value-type="string" office:string-value="#define ZSTX_MN_LBL_CHANNEL 13" calcext:value-type="string">
            <text:p>#define ZSTX_MN_LBL_CHANNEL 13</text:p>
          </table:table-cell>
          <table:table-cell table:formula="of:= [$Key.$B$2] &amp; &quot;[&quot; &amp; [.$E15] &amp; &quot;]&quot;" office:value-type="string" office:string-value="gText[ZSTX_MN_LBL_CHANNEL]" calcext:value-type="string">
            <text:p>gText[ZSTX_MN_LBL_CHANNEL]</text:p>
          </table:table-cell>
          <table:table-cell table:formula="of:= [.$G15] &amp; &quot; = &quot; &amp; [$Key.$B$3] &amp; CHAR(34) &amp; [.$C15] &amp; CHAR(34) &amp; &quot;;&quot;" office:value-type="string" office:string-value="gText[ZSTX_MN_LBL_CHANNEL] = (const ZT_CHAR*)&quot;Channels&quot;;" calcext:value-type="string">
            <text:p>gText[ZSTX_MN_LBL_CHANNEL] = (const ZT_CHAR*)"Channels";</text:p>
          </table:table-cell>
          <table:table-cell table:formula="of:= [.$G15] &amp; &quot; = &quot; &amp; [$Key.$B$3] &amp; CHAR(34) &amp; [.$D15] &amp; CHAR(34) &amp; &quot;;&quot;" office:value-type="string" office:string-value="gText[ZSTX_MN_LBL_CHANNEL] = (const ZT_CHAR*)&quot;Kanäle&quot;;" calcext:value-type="string">
            <text:p>gText[ZSTX_MN_LBL_CHANNEL] = (const ZT_CHAR*)"Kanäle";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N_LBL_CHANNEL_L</text:p>
          </table:table-cell>
          <table:table-cell table:number-columns-repeated="2" office:value-type="string" calcext:value-type="string">
            <text:p>A7</text:p>
          </table:table-cell>
          <table:table-cell table:formula="of:= [$Key.$B$1] &amp; [.$B16]" office:value-type="string" office:string-value="ZSTX_MN_LBL_CHANNEL_L" calcext:value-type="string">
            <text:p>ZSTX_MN_LBL_CHANNEL_L</text:p>
          </table:table-cell>
          <table:table-cell table:formula="of:= &quot;#define &quot; &amp; [.$E16] &amp; &quot; &quot; &amp; [.$A16]" office:value-type="string" office:string-value="#define ZSTX_MN_LBL_CHANNEL_L 14" calcext:value-type="string">
            <text:p>#define ZSTX_MN_LBL_CHANNEL_L 14</text:p>
          </table:table-cell>
          <table:table-cell table:formula="of:= [$Key.$B$2] &amp; &quot;[&quot; &amp; [.$E16] &amp; &quot;]&quot;" office:value-type="string" office:string-value="gText[ZSTX_MN_LBL_CHANNEL_L]" calcext:value-type="string">
            <text:p>gText[ZSTX_MN_LBL_CHANNEL_L]</text:p>
          </table:table-cell>
          <table:table-cell table:formula="of:= [.$G16] &amp; &quot; = &quot; &amp; [$Key.$B$3] &amp; CHAR(34) &amp; [.$C16] &amp; CHAR(34) &amp; &quot;;&quot;" office:value-type="string" office:string-value="gText[ZSTX_MN_LBL_CHANNEL_L] = (const ZT_CHAR*)&quot;A7&quot;;" calcext:value-type="string">
            <text:p>gText[ZSTX_MN_LBL_CHANNEL_L] = (const ZT_CHAR*)"A7";</text:p>
          </table:table-cell>
          <table:table-cell table:formula="of:= [.$G16] &amp; &quot; = &quot; &amp; [$Key.$B$3] &amp; CHAR(34) &amp; [.$D16] &amp; CHAR(34) &amp; &quot;;&quot;" office:value-type="string" office:string-value="gText[ZSTX_MN_LBL_CHANNEL_L] = (const ZT_CHAR*)&quot;A7&quot;;" calcext:value-type="string">
            <text:p>gText[ZSTX_MN_LBL_CHANNEL_L] = (const ZT_CHAR*)"A7";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N_LBL_CHANNEL_R</text:p>
          </table:table-cell>
          <table:table-cell table:number-columns-repeated="2" office:value-type="string" calcext:value-type="string">
            <text:p>A0</text:p>
          </table:table-cell>
          <table:table-cell table:formula="of:= [$Key.$B$1] &amp; [.$B17]" office:value-type="string" office:string-value="ZSTX_MN_LBL_CHANNEL_R" calcext:value-type="string">
            <text:p>ZSTX_MN_LBL_CHANNEL_R</text:p>
          </table:table-cell>
          <table:table-cell table:formula="of:= &quot;#define &quot; &amp; [.$E17] &amp; &quot; &quot; &amp; [.$A17]" office:value-type="string" office:string-value="#define ZSTX_MN_LBL_CHANNEL_R 15" calcext:value-type="string">
            <text:p>#define ZSTX_MN_LBL_CHANNEL_R 15</text:p>
          </table:table-cell>
          <table:table-cell table:formula="of:= [$Key.$B$2] &amp; &quot;[&quot; &amp; [.$E17] &amp; &quot;]&quot;" office:value-type="string" office:string-value="gText[ZSTX_MN_LBL_CHANNEL_R]" calcext:value-type="string">
            <text:p>gText[ZSTX_MN_LBL_CHANNEL_R]</text:p>
          </table:table-cell>
          <table:table-cell table:formula="of:= [.$G17] &amp; &quot; = &quot; &amp; [$Key.$B$3] &amp; CHAR(34) &amp; [.$C17] &amp; CHAR(34) &amp; &quot;;&quot;" office:value-type="string" office:string-value="gText[ZSTX_MN_LBL_CHANNEL_R] = (const ZT_CHAR*)&quot;A0&quot;;" calcext:value-type="string">
            <text:p>gText[ZSTX_MN_LBL_CHANNEL_R] = (const ZT_CHAR*)"A0";</text:p>
          </table:table-cell>
          <table:table-cell table:formula="of:= [.$G17] &amp; &quot; = &quot; &amp; [$Key.$B$3] &amp; CHAR(34) &amp; [.$D17] &amp; CHAR(34) &amp; &quot;;&quot;" office:value-type="string" office:string-value="gText[ZSTX_MN_LBL_CHANNEL_R] = (const ZT_CHAR*)&quot;A0&quot;;" calcext:value-type="string">
            <text:p>gText[ZSTX_MN_LBL_CHANNEL_R] = (const ZT_CHAR*)"A0";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N_HELP_DESC</text:p>
          </table:table-cell>
          <table:table-cell office:value-type="string" calcext:value-type="string">
            <text:p>Use MWHEEL or UP/DOWN\nwhile in trigger or cursor\nmenu to adjust levels.\nHold SHIFT for fine adustement.\n\nPress and hold LMOUSE\nto scroll capture while paused or\ntrigger position while in trigger menu.</text:p>
          </table:table-cell>
          <table:table-cell office:value-type="string" calcext:value-type="string">
            <text:p>HILFETEXT</text:p>
          </table:table-cell>
          <table:table-cell table:formula="of:= [$Key.$B$1] &amp; [.$B18]" office:value-type="string" office:string-value="ZSTX_MN_HELP_DESC" calcext:value-type="string">
            <text:p>ZSTX_MN_HELP_DESC</text:p>
          </table:table-cell>
          <table:table-cell table:formula="of:= &quot;#define &quot; &amp; [.$E18] &amp; &quot; &quot; &amp; [.$A18]" office:value-type="string" office:string-value="#define ZSTX_MN_HELP_DESC 16" calcext:value-type="string">
            <text:p>#define ZSTX_MN_HELP_DESC 16</text:p>
          </table:table-cell>
          <table:table-cell table:formula="of:= [$Key.$B$2] &amp; &quot;[&quot; &amp; [.$E18] &amp; &quot;]&quot;" office:value-type="string" office:string-value="gText[ZSTX_MN_HELP_DESC]" calcext:value-type="string">
            <text:p>gText[ZSTX_MN_HELP_DESC]</text:p>
          </table:table-cell>
          <table:table-cell table:formula="of:= [.$G18] &amp; &quot; = &quot; &amp; [$Key.$B$3] &amp; CHAR(34) &amp; [.$C18] &amp; CHAR(34) &amp; &quot;;&quot;" office:value-type="string" office:string-value="gText[ZSTX_MN_HELP_DESC] = (const ZT_CHAR*)&quot;Use MWHEEL or UP/DOWN\nwhile in trigger or cursor\nmenu to adjust levels.\nHold SHIFT for fine adustement.\n\nPress and hold LMOUSE\nto scroll capture while paused or\ntrigger position while in trigger menu.&quot;;" calcext:value-type="string">
            <text:p>gText[ZSTX_MN_HELP_DESC] = (const ZT_CHAR*)"Use MWHEEL or UP/DOWN\nwhile in trigger or cursor\nmenu to adjust levels.\nHold SHIFT for fine adustement.\n\nPress and hold LMOUSE\nto scroll capture while paused or\ntrigger position while in trigger menu.";</text:p>
          </table:table-cell>
          <table:table-cell table:formula="of:= [.$G18] &amp; &quot; = &quot; &amp; [$Key.$B$3] &amp; CHAR(34) &amp; [.$D18] &amp; CHAR(34) &amp; &quot;;&quot;" office:value-type="string" office:string-value="gText[ZSTX_MN_HELP_DESC] = (const ZT_CHAR*)&quot;HILFETEXT&quot;;" calcext:value-type="string">
            <text:p>gText[ZSTX_MN_HELP_DESC] = (const ZT_CHAR*)"HILFETEXT";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N_CREDITS_DESC</text:p>
          </table:table-cell>
          <table:table-cell office:value-type="string" calcext:value-type="string">
            <text:p>ZaidaScope:\nZaidaTek\nAndreas Riebesehl\n\nlibZDK:\nZaidaTek\nAndreas Riebesehl\n\nLicense:\nCreative Commons BY-ND 4.0</text:p>
          </table:table-cell>
          <table:table-cell office:value-type="string" calcext:value-type="string">
            <text:p>ZaidaScope:\nZaidaTek\nAndreas Riebesehl\n\nlibZDK:\nZaidaTek\nAndreas Riebesehl\n\nLizenz:\nCreative Commons BY-ND 4.0</text:p>
          </table:table-cell>
          <table:table-cell table:formula="of:= [$Key.$B$1] &amp; [.$B19]" office:value-type="string" office:string-value="ZSTX_MN_CREDITS_DESC" calcext:value-type="string">
            <text:p>ZSTX_MN_CREDITS_DESC</text:p>
          </table:table-cell>
          <table:table-cell table:formula="of:= &quot;#define &quot; &amp; [.$E19] &amp; &quot; &quot; &amp; [.$A19]" office:value-type="string" office:string-value="#define ZSTX_MN_CREDITS_DESC 17" calcext:value-type="string">
            <text:p>#define ZSTX_MN_CREDITS_DESC 17</text:p>
          </table:table-cell>
          <table:table-cell table:formula="of:= [$Key.$B$2] &amp; &quot;[&quot; &amp; [.$E19] &amp; &quot;]&quot;" office:value-type="string" office:string-value="gText[ZSTX_MN_CREDITS_DESC]" calcext:value-type="string">
            <text:p>gText[ZSTX_MN_CREDITS_DESC]</text:p>
          </table:table-cell>
          <table:table-cell table:formula="of:= [.$G19] &amp; &quot; = &quot; &amp; [$Key.$B$3] &amp; CHAR(34) &amp; [.$C19] &amp; CHAR(34) &amp; &quot;;&quot;" office:value-type="string" office:string-value="gText[ZSTX_MN_CREDITS_DESC] = (const ZT_CHAR*)&quot;ZaidaScope:\nZaidaTek\nAndreas Riebesehl\n\nlibZDK:\nZaidaTek\nAndreas Riebesehl\n\nLicense:\nCreative Commons BY-ND 4.0&quot;;" calcext:value-type="string">
            <text:p>gText[ZSTX_MN_CREDITS_DESC] = (const ZT_CHAR*)"ZaidaScope:\nZaidaTek\nAndreas Riebesehl\n\nlibZDK:\nZaidaTek\nAndreas Riebesehl\n\nLicense:\nCreative Commons BY-ND 4.0";</text:p>
          </table:table-cell>
          <table:table-cell table:formula="of:= [.$G19] &amp; &quot; = &quot; &amp; [$Key.$B$3] &amp; CHAR(34) &amp; [.$D19] &amp; CHAR(34) &amp; &quot;;&quot;" office:value-type="string" office:string-value="gText[ZSTX_MN_CREDITS_DESC] = (const ZT_CHAR*)&quot;ZaidaScope:\nZaidaTek\nAndreas Riebesehl\n\nlibZDK:\nZaidaTek\nAndreas Riebesehl\n\nLizenz:\nCreative Commons BY-ND 4.0&quot;;" calcext:value-type="string">
            <text:p>gText[ZSTX_MN_CREDITS_DESC] = (const ZT_CHAR*)"ZaidaScope:\nZaidaTek\nAndreas Riebesehl\n\nlibZDK:\nZaidaTek\nAndreas Riebesehl\n\nLizenz:\nCreative Commons BY-ND 4.0";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N_SET_RENDER_SYS</text:p>
          </table:table-cell>
          <table:table-cell office:value-type="string" calcext:value-type="string">
            <text:p>Renderer: System</text:p>
          </table:table-cell>
          <table:table-cell office:value-type="string" calcext:value-type="string">
            <text:p>Grafik: System</text:p>
          </table:table-cell>
          <table:table-cell table:formula="of:= [$Key.$B$1] &amp; [.$B20]" office:value-type="string" office:string-value="ZSTX_MN_SET_RENDER_SYS" calcext:value-type="string">
            <text:p>ZSTX_MN_SET_RENDER_SYS</text:p>
          </table:table-cell>
          <table:table-cell table:formula="of:= &quot;#define &quot; &amp; [.$E20] &amp; &quot; &quot; &amp; [.$A20]" office:value-type="string" office:string-value="#define ZSTX_MN_SET_RENDER_SYS 18" calcext:value-type="string">
            <text:p>#define ZSTX_MN_SET_RENDER_SYS 18</text:p>
          </table:table-cell>
          <table:table-cell table:formula="of:= [$Key.$B$2] &amp; &quot;[&quot; &amp; [.$E20] &amp; &quot;]&quot;" office:value-type="string" office:string-value="gText[ZSTX_MN_SET_RENDER_SYS]" calcext:value-type="string">
            <text:p>gText[ZSTX_MN_SET_RENDER_SYS]</text:p>
          </table:table-cell>
          <table:table-cell table:formula="of:= [.$G20] &amp; &quot; = &quot; &amp; [$Key.$B$3] &amp; CHAR(34) &amp; [.$C20] &amp; CHAR(34) &amp; &quot;;&quot;" office:value-type="string" office:string-value="gText[ZSTX_MN_SET_RENDER_SYS] = (const ZT_CHAR*)&quot;Renderer: System&quot;;" calcext:value-type="string">
            <text:p>gText[ZSTX_MN_SET_RENDER_SYS] = (const ZT_CHAR*)"Renderer: System";</text:p>
          </table:table-cell>
          <table:table-cell table:formula="of:= [.$G20] &amp; &quot; = &quot; &amp; [$Key.$B$3] &amp; CHAR(34) &amp; [.$D20] &amp; CHAR(34) &amp; &quot;;&quot;" office:value-type="string" office:string-value="gText[ZSTX_MN_SET_RENDER_SYS] = (const ZT_CHAR*)&quot;Grafik: System&quot;;" calcext:value-type="string">
            <text:p>gText[ZSTX_MN_SET_RENDER_SYS] = (const ZT_CHAR*)"Grafik: System";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N_SET_RENDER_GL</text:p>
          </table:table-cell>
          <table:table-cell office:value-type="string" calcext:value-type="string">
            <text:p>Renderer: OpenGL</text:p>
          </table:table-cell>
          <table:table-cell office:value-type="string" calcext:value-type="string">
            <text:p>Grafik: OpenGL</text:p>
          </table:table-cell>
          <table:table-cell table:formula="of:= [$Key.$B$1] &amp; [.$B21]" office:value-type="string" office:string-value="ZSTX_MN_SET_RENDER_GL" calcext:value-type="string">
            <text:p>ZSTX_MN_SET_RENDER_GL</text:p>
          </table:table-cell>
          <table:table-cell table:formula="of:= &quot;#define &quot; &amp; [.$E21] &amp; &quot; &quot; &amp; [.$A21]" office:value-type="string" office:string-value="#define ZSTX_MN_SET_RENDER_GL 19" calcext:value-type="string">
            <text:p>#define ZSTX_MN_SET_RENDER_GL 19</text:p>
          </table:table-cell>
          <table:table-cell table:formula="of:= [$Key.$B$2] &amp; &quot;[&quot; &amp; [.$E21] &amp; &quot;]&quot;" office:value-type="string" office:string-value="gText[ZSTX_MN_SET_RENDER_GL]" calcext:value-type="string">
            <text:p>gText[ZSTX_MN_SET_RENDER_GL]</text:p>
          </table:table-cell>
          <table:table-cell table:formula="of:= [.$G21] &amp; &quot; = &quot; &amp; [$Key.$B$3] &amp; CHAR(34) &amp; [.$C21] &amp; CHAR(34) &amp; &quot;;&quot;" office:value-type="string" office:string-value="gText[ZSTX_MN_SET_RENDER_GL] = (const ZT_CHAR*)&quot;Renderer: OpenGL&quot;;" calcext:value-type="string">
            <text:p>gText[ZSTX_MN_SET_RENDER_GL] = (const ZT_CHAR*)"Renderer: OpenGL";</text:p>
          </table:table-cell>
          <table:table-cell table:formula="of:= [.$G21] &amp; &quot; = &quot; &amp; [$Key.$B$3] &amp; CHAR(34) &amp; [.$D21] &amp; CHAR(34) &amp; &quot;;&quot;" office:value-type="string" office:string-value="gText[ZSTX_MN_SET_RENDER_GL] = (const ZT_CHAR*)&quot;Grafik: OpenGL&quot;;" calcext:value-type="string">
            <text:p>gText[ZSTX_MN_SET_RENDER_GL] = (const ZT_CHAR*)"Grafik: OpenGL";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N_SET_LANG_EN</text:p>
          </table:table-cell>
          <table:table-cell table:number-columns-repeated="2" office:value-type="string" calcext:value-type="string">
            <text:p>Language: English</text:p>
          </table:table-cell>
          <table:table-cell table:formula="of:= [$Key.$B$1] &amp; [.$B22]" office:value-type="string" office:string-value="ZSTX_MN_SET_LANG_EN" calcext:value-type="string">
            <text:p>ZSTX_MN_SET_LANG_EN</text:p>
          </table:table-cell>
          <table:table-cell table:formula="of:= &quot;#define &quot; &amp; [.$E22] &amp; &quot; &quot; &amp; [.$A22]" office:value-type="string" office:string-value="#define ZSTX_MN_SET_LANG_EN 20" calcext:value-type="string">
            <text:p>#define ZSTX_MN_SET_LANG_EN 20</text:p>
          </table:table-cell>
          <table:table-cell table:formula="of:= [$Key.$B$2] &amp; &quot;[&quot; &amp; [.$E22] &amp; &quot;]&quot;" office:value-type="string" office:string-value="gText[ZSTX_MN_SET_LANG_EN]" calcext:value-type="string">
            <text:p>gText[ZSTX_MN_SET_LANG_EN]</text:p>
          </table:table-cell>
          <table:table-cell table:formula="of:= [.$G22] &amp; &quot; = &quot; &amp; [$Key.$B$3] &amp; CHAR(34) &amp; [.$C22] &amp; CHAR(34) &amp; &quot;;&quot;" office:value-type="string" office:string-value="gText[ZSTX_MN_SET_LANG_EN] = (const ZT_CHAR*)&quot;Language: English&quot;;" calcext:value-type="string">
            <text:p>gText[ZSTX_MN_SET_LANG_EN] = (const ZT_CHAR*)"Language: English";</text:p>
          </table:table-cell>
          <table:table-cell table:formula="of:= [.$G22] &amp; &quot; = &quot; &amp; [$Key.$B$3] &amp; CHAR(34) &amp; [.$D22] &amp; CHAR(34) &amp; &quot;;&quot;" office:value-type="string" office:string-value="gText[ZSTX_MN_SET_LANG_EN] = (const ZT_CHAR*)&quot;Language: English&quot;;" calcext:value-type="string">
            <text:p>gText[ZSTX_MN_SET_LANG_EN] = (const ZT_CHAR*)"Language: English";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N_SET_LANG_DE</text:p>
          </table:table-cell>
          <table:table-cell table:number-columns-repeated="2" office:value-type="string" calcext:value-type="string">
            <text:p>Sprache: Deutsch</text:p>
          </table:table-cell>
          <table:table-cell table:formula="of:= [$Key.$B$1] &amp; [.$B23]" office:value-type="string" office:string-value="ZSTX_MN_SET_LANG_DE" calcext:value-type="string">
            <text:p>ZSTX_MN_SET_LANG_DE</text:p>
          </table:table-cell>
          <table:table-cell table:formula="of:= &quot;#define &quot; &amp; [.$E23] &amp; &quot; &quot; &amp; [.$A23]" office:value-type="string" office:string-value="#define ZSTX_MN_SET_LANG_DE 21" calcext:value-type="string">
            <text:p>#define ZSTX_MN_SET_LANG_DE 21</text:p>
          </table:table-cell>
          <table:table-cell table:formula="of:= [$Key.$B$2] &amp; &quot;[&quot; &amp; [.$E23] &amp; &quot;]&quot;" office:value-type="string" office:string-value="gText[ZSTX_MN_SET_LANG_DE]" calcext:value-type="string">
            <text:p>gText[ZSTX_MN_SET_LANG_DE]</text:p>
          </table:table-cell>
          <table:table-cell table:formula="of:= [.$G23] &amp; &quot; = &quot; &amp; [$Key.$B$3] &amp; CHAR(34) &amp; [.$C23] &amp; CHAR(34) &amp; &quot;;&quot;" office:value-type="string" office:string-value="gText[ZSTX_MN_SET_LANG_DE] = (const ZT_CHAR*)&quot;Sprache: Deutsch&quot;;" calcext:value-type="string">
            <text:p>gText[ZSTX_MN_SET_LANG_DE] = (const ZT_CHAR*)"Sprache: Deutsch";</text:p>
          </table:table-cell>
          <table:table-cell table:formula="of:= [.$G23] &amp; &quot; = &quot; &amp; [$Key.$B$3] &amp; CHAR(34) &amp; [.$D23] &amp; CHAR(34) &amp; &quot;;&quot;" office:value-type="string" office:string-value="gText[ZSTX_MN_SET_LANG_DE] = (const ZT_CHAR*)&quot;Sprache: Deutsch&quot;;" calcext:value-type="string">
            <text:p>gText[ZSTX_MN_SET_LANG_DE] = (const ZT_CHAR*)"Sprache: Deutsch";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N_SET_FPS_MAX</text:p>
          </table:table-cell>
          <table:table-cell office:value-type="string" calcext:value-type="string">
            <text:p>FPS-Limit: Uncapped</text:p>
          </table:table-cell>
          <table:table-cell office:value-type="string" calcext:value-type="string">
            <text:p>FPS-Limit: Unbegrenzt</text:p>
          </table:table-cell>
          <table:table-cell table:formula="of:= [$Key.$B$1] &amp; [.$B24]" office:value-type="string" office:string-value="ZSTX_MN_SET_FPS_MAX" calcext:value-type="string">
            <text:p>ZSTX_MN_SET_FPS_MAX</text:p>
          </table:table-cell>
          <table:table-cell table:formula="of:= &quot;#define &quot; &amp; [.$E24] &amp; &quot; &quot; &amp; [.$A24]" office:value-type="string" office:string-value="#define ZSTX_MN_SET_FPS_MAX 22" calcext:value-type="string">
            <text:p>#define ZSTX_MN_SET_FPS_MAX 22</text:p>
          </table:table-cell>
          <table:table-cell table:formula="of:= [$Key.$B$2] &amp; &quot;[&quot; &amp; [.$E24] &amp; &quot;]&quot;" office:value-type="string" office:string-value="gText[ZSTX_MN_SET_FPS_MAX]" calcext:value-type="string">
            <text:p>gText[ZSTX_MN_SET_FPS_MAX]</text:p>
          </table:table-cell>
          <table:table-cell table:formula="of:= [.$G24] &amp; &quot; = &quot; &amp; [$Key.$B$3] &amp; CHAR(34) &amp; [.$C24] &amp; CHAR(34) &amp; &quot;;&quot;" office:value-type="string" office:string-value="gText[ZSTX_MN_SET_FPS_MAX] = (const ZT_CHAR*)&quot;FPS-Limit: Uncapped&quot;;" calcext:value-type="string">
            <text:p>gText[ZSTX_MN_SET_FPS_MAX] = (const ZT_CHAR*)"FPS-Limit: Uncapped";</text:p>
          </table:table-cell>
          <table:table-cell table:formula="of:= [.$G24] &amp; &quot; = &quot; &amp; [$Key.$B$3] &amp; CHAR(34) &amp; [.$D24] &amp; CHAR(34) &amp; &quot;;&quot;" office:value-type="string" office:string-value="gText[ZSTX_MN_SET_FPS_MAX] = (const ZT_CHAR*)&quot;FPS-Limit: Unbegrenzt&quot;;" calcext:value-type="string">
            <text:p>gText[ZSTX_MN_SET_FPS_MAX] = (const ZT_CHAR*)"FPS-Limit: Unbegrenzt";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N_SET_FPS_1000</text:p>
          </table:table-cell>
          <table:table-cell table:number-columns-repeated="2" office:value-type="string" calcext:value-type="string">
            <text:p>FPS-Limit: 1000</text:p>
          </table:table-cell>
          <table:table-cell table:formula="of:= [$Key.$B$1] &amp; [.$B25]" office:value-type="string" office:string-value="ZSTX_MN_SET_FPS_1000" calcext:value-type="string">
            <text:p>ZSTX_MN_SET_FPS_1000</text:p>
          </table:table-cell>
          <table:table-cell table:formula="of:= &quot;#define &quot; &amp; [.$E25] &amp; &quot; &quot; &amp; [.$A25]" office:value-type="string" office:string-value="#define ZSTX_MN_SET_FPS_1000 23" calcext:value-type="string">
            <text:p>#define ZSTX_MN_SET_FPS_1000 23</text:p>
          </table:table-cell>
          <table:table-cell table:formula="of:= [$Key.$B$2] &amp; &quot;[&quot; &amp; [.$E25] &amp; &quot;]&quot;" office:value-type="string" office:string-value="gText[ZSTX_MN_SET_FPS_1000]" calcext:value-type="string">
            <text:p>gText[ZSTX_MN_SET_FPS_1000]</text:p>
          </table:table-cell>
          <table:table-cell table:formula="of:= [.$G25] &amp; &quot; = &quot; &amp; [$Key.$B$3] &amp; CHAR(34) &amp; [.$C25] &amp; CHAR(34) &amp; &quot;;&quot;" office:value-type="string" office:string-value="gText[ZSTX_MN_SET_FPS_1000] = (const ZT_CHAR*)&quot;FPS-Limit: 1000&quot;;" calcext:value-type="string">
            <text:p>gText[ZSTX_MN_SET_FPS_1000] = (const ZT_CHAR*)"FPS-Limit: 1000";</text:p>
          </table:table-cell>
          <table:table-cell table:formula="of:= [.$G25] &amp; &quot; = &quot; &amp; [$Key.$B$3] &amp; CHAR(34) &amp; [.$D25] &amp; CHAR(34) &amp; &quot;;&quot;" office:value-type="string" office:string-value="gText[ZSTX_MN_SET_FPS_1000] = (const ZT_CHAR*)&quot;FPS-Limit: 1000&quot;;" calcext:value-type="string">
            <text:p>gText[ZSTX_MN_SET_FPS_1000] = (const ZT_CHAR*)"FPS-Limit: 1000";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N_SET_FPS_500</text:p>
          </table:table-cell>
          <table:table-cell table:number-columns-repeated="2" office:value-type="string" calcext:value-type="string">
            <text:p>FPS-Limit: 500</text:p>
          </table:table-cell>
          <table:table-cell table:formula="of:= [$Key.$B$1] &amp; [.$B26]" office:value-type="string" office:string-value="ZSTX_MN_SET_FPS_500" calcext:value-type="string">
            <text:p>ZSTX_MN_SET_FPS_500</text:p>
          </table:table-cell>
          <table:table-cell table:formula="of:= &quot;#define &quot; &amp; [.$E26] &amp; &quot; &quot; &amp; [.$A26]" office:value-type="string" office:string-value="#define ZSTX_MN_SET_FPS_500 24" calcext:value-type="string">
            <text:p>#define ZSTX_MN_SET_FPS_500 24</text:p>
          </table:table-cell>
          <table:table-cell table:formula="of:= [$Key.$B$2] &amp; &quot;[&quot; &amp; [.$E26] &amp; &quot;]&quot;" office:value-type="string" office:string-value="gText[ZSTX_MN_SET_FPS_500]" calcext:value-type="string">
            <text:p>gText[ZSTX_MN_SET_FPS_500]</text:p>
          </table:table-cell>
          <table:table-cell table:formula="of:= [.$G26] &amp; &quot; = &quot; &amp; [$Key.$B$3] &amp; CHAR(34) &amp; [.$C26] &amp; CHAR(34) &amp; &quot;;&quot;" office:value-type="string" office:string-value="gText[ZSTX_MN_SET_FPS_500] = (const ZT_CHAR*)&quot;FPS-Limit: 500&quot;;" calcext:value-type="string">
            <text:p>gText[ZSTX_MN_SET_FPS_500] = (const ZT_CHAR*)"FPS-Limit: 500";</text:p>
          </table:table-cell>
          <table:table-cell table:formula="of:= [.$G26] &amp; &quot; = &quot; &amp; [$Key.$B$3] &amp; CHAR(34) &amp; [.$D26] &amp; CHAR(34) &amp; &quot;;&quot;" office:value-type="string" office:string-value="gText[ZSTX_MN_SET_FPS_500] = (const ZT_CHAR*)&quot;FPS-Limit: 500&quot;;" calcext:value-type="string">
            <text:p>gText[ZSTX_MN_SET_FPS_500] = (const ZT_CHAR*)"FPS-Limit: 500";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_SET_FPS_250</text:p>
          </table:table-cell>
          <table:table-cell table:number-columns-repeated="2" office:value-type="string" calcext:value-type="string">
            <text:p>FPS-Limit: 250</text:p>
          </table:table-cell>
          <table:table-cell table:formula="of:= [$Key.$B$1] &amp; [.$B27]" office:value-type="string" office:string-value="ZSTX_MN_SET_FPS_250" calcext:value-type="string">
            <text:p>ZSTX_MN_SET_FPS_250</text:p>
          </table:table-cell>
          <table:table-cell table:formula="of:= &quot;#define &quot; &amp; [.$E27] &amp; &quot; &quot; &amp; [.$A27]" office:value-type="string" office:string-value="#define ZSTX_MN_SET_FPS_250 25" calcext:value-type="string">
            <text:p>#define ZSTX_MN_SET_FPS_250 25</text:p>
          </table:table-cell>
          <table:table-cell table:formula="of:= [$Key.$B$2] &amp; &quot;[&quot; &amp; [.$E27] &amp; &quot;]&quot;" office:value-type="string" office:string-value="gText[ZSTX_MN_SET_FPS_250]" calcext:value-type="string">
            <text:p>gText[ZSTX_MN_SET_FPS_250]</text:p>
          </table:table-cell>
          <table:table-cell table:formula="of:= [.$G27] &amp; &quot; = &quot; &amp; [$Key.$B$3] &amp; CHAR(34) &amp; [.$C27] &amp; CHAR(34) &amp; &quot;;&quot;" office:value-type="string" office:string-value="gText[ZSTX_MN_SET_FPS_250] = (const ZT_CHAR*)&quot;FPS-Limit: 250&quot;;" calcext:value-type="string">
            <text:p>gText[ZSTX_MN_SET_FPS_250] = (const ZT_CHAR*)"FPS-Limit: 250";</text:p>
          </table:table-cell>
          <table:table-cell table:formula="of:= [.$G27] &amp; &quot; = &quot; &amp; [$Key.$B$3] &amp; CHAR(34) &amp; [.$D27] &amp; CHAR(34) &amp; &quot;;&quot;" office:value-type="string" office:string-value="gText[ZSTX_MN_SET_FPS_250] = (const ZT_CHAR*)&quot;FPS-Limit: 250&quot;;" calcext:value-type="string">
            <text:p>gText[ZSTX_MN_SET_FPS_250] = (const ZT_CHAR*)"FPS-Limit: 250";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N_SET_FPS_200</text:p>
          </table:table-cell>
          <table:table-cell table:number-columns-repeated="2" office:value-type="string" calcext:value-type="string">
            <text:p>FPS-Limit: 200</text:p>
          </table:table-cell>
          <table:table-cell table:formula="of:= [$Key.$B$1] &amp; [.$B28]" office:value-type="string" office:string-value="ZSTX_MN_SET_FPS_200" calcext:value-type="string">
            <text:p>ZSTX_MN_SET_FPS_200</text:p>
          </table:table-cell>
          <table:table-cell table:formula="of:= &quot;#define &quot; &amp; [.$E28] &amp; &quot; &quot; &amp; [.$A28]" office:value-type="string" office:string-value="#define ZSTX_MN_SET_FPS_200 26" calcext:value-type="string">
            <text:p>#define ZSTX_MN_SET_FPS_200 26</text:p>
          </table:table-cell>
          <table:table-cell table:formula="of:= [$Key.$B$2] &amp; &quot;[&quot; &amp; [.$E28] &amp; &quot;]&quot;" office:value-type="string" office:string-value="gText[ZSTX_MN_SET_FPS_200]" calcext:value-type="string">
            <text:p>gText[ZSTX_MN_SET_FPS_200]</text:p>
          </table:table-cell>
          <table:table-cell table:formula="of:= [.$G28] &amp; &quot; = &quot; &amp; [$Key.$B$3] &amp; CHAR(34) &amp; [.$C28] &amp; CHAR(34) &amp; &quot;;&quot;" office:value-type="string" office:string-value="gText[ZSTX_MN_SET_FPS_200] = (const ZT_CHAR*)&quot;FPS-Limit: 200&quot;;" calcext:value-type="string">
            <text:p>gText[ZSTX_MN_SET_FPS_200] = (const ZT_CHAR*)"FPS-Limit: 200";</text:p>
          </table:table-cell>
          <table:table-cell table:formula="of:= [.$G28] &amp; &quot; = &quot; &amp; [$Key.$B$3] &amp; CHAR(34) &amp; [.$D28] &amp; CHAR(34) &amp; &quot;;&quot;" office:value-type="string" office:string-value="gText[ZSTX_MN_SET_FPS_200] = (const ZT_CHAR*)&quot;FPS-Limit: 200&quot;;" calcext:value-type="string">
            <text:p>gText[ZSTX_MN_SET_FPS_200] = (const ZT_CHAR*)"FPS-Limit: 200";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N_SET_FPS_125</text:p>
          </table:table-cell>
          <table:table-cell table:number-columns-repeated="2" office:value-type="string" calcext:value-type="string">
            <text:p>FPS-Limit: 125</text:p>
          </table:table-cell>
          <table:table-cell table:formula="of:= [$Key.$B$1] &amp; [.$B29]" office:value-type="string" office:string-value="ZSTX_MN_SET_FPS_125" calcext:value-type="string">
            <text:p>ZSTX_MN_SET_FPS_125</text:p>
          </table:table-cell>
          <table:table-cell table:formula="of:= &quot;#define &quot; &amp; [.$E29] &amp; &quot; &quot; &amp; [.$A29]" office:value-type="string" office:string-value="#define ZSTX_MN_SET_FPS_125 27" calcext:value-type="string">
            <text:p>#define ZSTX_MN_SET_FPS_125 27</text:p>
          </table:table-cell>
          <table:table-cell table:formula="of:= [$Key.$B$2] &amp; &quot;[&quot; &amp; [.$E29] &amp; &quot;]&quot;" office:value-type="string" office:string-value="gText[ZSTX_MN_SET_FPS_125]" calcext:value-type="string">
            <text:p>gText[ZSTX_MN_SET_FPS_125]</text:p>
          </table:table-cell>
          <table:table-cell table:formula="of:= [.$G29] &amp; &quot; = &quot; &amp; [$Key.$B$3] &amp; CHAR(34) &amp; [.$C29] &amp; CHAR(34) &amp; &quot;;&quot;" office:value-type="string" office:string-value="gText[ZSTX_MN_SET_FPS_125] = (const ZT_CHAR*)&quot;FPS-Limit: 125&quot;;" calcext:value-type="string">
            <text:p>gText[ZSTX_MN_SET_FPS_125] = (const ZT_CHAR*)"FPS-Limit: 125";</text:p>
          </table:table-cell>
          <table:table-cell table:formula="of:= [.$G29] &amp; &quot; = &quot; &amp; [$Key.$B$3] &amp; CHAR(34) &amp; [.$D29] &amp; CHAR(34) &amp; &quot;;&quot;" office:value-type="string" office:string-value="gText[ZSTX_MN_SET_FPS_125] = (const ZT_CHAR*)&quot;FPS-Limit: 125&quot;;" calcext:value-type="string">
            <text:p>gText[ZSTX_MN_SET_FPS_125] = (const ZT_CHAR*)"FPS-Limit: 125";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N_SET_FPS_100</text:p>
          </table:table-cell>
          <table:table-cell table:number-columns-repeated="2" office:value-type="string" calcext:value-type="string">
            <text:p>FPS-Limit: 100</text:p>
          </table:table-cell>
          <table:table-cell table:formula="of:= [$Key.$B$1] &amp; [.$B30]" office:value-type="string" office:string-value="ZSTX_MN_SET_FPS_100" calcext:value-type="string">
            <text:p>ZSTX_MN_SET_FPS_100</text:p>
          </table:table-cell>
          <table:table-cell table:formula="of:= &quot;#define &quot; &amp; [.$E30] &amp; &quot; &quot; &amp; [.$A30]" office:value-type="string" office:string-value="#define ZSTX_MN_SET_FPS_100 28" calcext:value-type="string">
            <text:p>#define ZSTX_MN_SET_FPS_100 28</text:p>
          </table:table-cell>
          <table:table-cell table:formula="of:= [$Key.$B$2] &amp; &quot;[&quot; &amp; [.$E30] &amp; &quot;]&quot;" office:value-type="string" office:string-value="gText[ZSTX_MN_SET_FPS_100]" calcext:value-type="string">
            <text:p>gText[ZSTX_MN_SET_FPS_100]</text:p>
          </table:table-cell>
          <table:table-cell table:formula="of:= [.$G30] &amp; &quot; = &quot; &amp; [$Key.$B$3] &amp; CHAR(34) &amp; [.$C30] &amp; CHAR(34) &amp; &quot;;&quot;" office:value-type="string" office:string-value="gText[ZSTX_MN_SET_FPS_100] = (const ZT_CHAR*)&quot;FPS-Limit: 100&quot;;" calcext:value-type="string">
            <text:p>gText[ZSTX_MN_SET_FPS_100] = (const ZT_CHAR*)"FPS-Limit: 100";</text:p>
          </table:table-cell>
          <table:table-cell table:formula="of:= [.$G30] &amp; &quot; = &quot; &amp; [$Key.$B$3] &amp; CHAR(34) &amp; [.$D30] &amp; CHAR(34) &amp; &quot;;&quot;" office:value-type="string" office:string-value="gText[ZSTX_MN_SET_FPS_100] = (const ZT_CHAR*)&quot;FPS-Limit: 100&quot;;" calcext:value-type="string">
            <text:p>gText[ZSTX_MN_SET_FPS_100] = (const ZT_CHAR*)"FPS-Limit: 100";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N_SET_FPS_50</text:p>
          </table:table-cell>
          <table:table-cell table:number-columns-repeated="2" office:value-type="string" calcext:value-type="string">
            <text:p>FPS-Limit: 50</text:p>
          </table:table-cell>
          <table:table-cell table:formula="of:= [$Key.$B$1] &amp; [.$B31]" office:value-type="string" office:string-value="ZSTX_MN_SET_FPS_50" calcext:value-type="string">
            <text:p>ZSTX_MN_SET_FPS_50</text:p>
          </table:table-cell>
          <table:table-cell table:formula="of:= &quot;#define &quot; &amp; [.$E31] &amp; &quot; &quot; &amp; [.$A31]" office:value-type="string" office:string-value="#define ZSTX_MN_SET_FPS_50 29" calcext:value-type="string">
            <text:p>#define ZSTX_MN_SET_FPS_50 29</text:p>
          </table:table-cell>
          <table:table-cell table:formula="of:= [$Key.$B$2] &amp; &quot;[&quot; &amp; [.$E31] &amp; &quot;]&quot;" office:value-type="string" office:string-value="gText[ZSTX_MN_SET_FPS_50]" calcext:value-type="string">
            <text:p>gText[ZSTX_MN_SET_FPS_50]</text:p>
          </table:table-cell>
          <table:table-cell table:formula="of:= [.$G31] &amp; &quot; = &quot; &amp; [$Key.$B$3] &amp; CHAR(34) &amp; [.$C31] &amp; CHAR(34) &amp; &quot;;&quot;" office:value-type="string" office:string-value="gText[ZSTX_MN_SET_FPS_50] = (const ZT_CHAR*)&quot;FPS-Limit: 50&quot;;" calcext:value-type="string">
            <text:p>gText[ZSTX_MN_SET_FPS_50] = (const ZT_CHAR*)"FPS-Limit: 50";</text:p>
          </table:table-cell>
          <table:table-cell table:formula="of:= [.$G31] &amp; &quot; = &quot; &amp; [$Key.$B$3] &amp; CHAR(34) &amp; [.$D31] &amp; CHAR(34) &amp; &quot;;&quot;" office:value-type="string" office:string-value="gText[ZSTX_MN_SET_FPS_50] = (const ZT_CHAR*)&quot;FPS-Limit: 50&quot;;" calcext:value-type="string">
            <text:p>gText[ZSTX_MN_SET_FPS_50] = (const ZT_CHAR*)"FPS-Limit: 50";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N_SET_FPS_40</text:p>
          </table:table-cell>
          <table:table-cell table:number-columns-repeated="2" office:value-type="string" calcext:value-type="string">
            <text:p>FPS-Limit: 40</text:p>
          </table:table-cell>
          <table:table-cell table:formula="of:= [$Key.$B$1] &amp; [.$B32]" office:value-type="string" office:string-value="ZSTX_MN_SET_FPS_40" calcext:value-type="string">
            <text:p>ZSTX_MN_SET_FPS_40</text:p>
          </table:table-cell>
          <table:table-cell table:formula="of:= &quot;#define &quot; &amp; [.$E32] &amp; &quot; &quot; &amp; [.$A32]" office:value-type="string" office:string-value="#define ZSTX_MN_SET_FPS_40 30" calcext:value-type="string">
            <text:p>#define ZSTX_MN_SET_FPS_40 30</text:p>
          </table:table-cell>
          <table:table-cell table:formula="of:= [$Key.$B$2] &amp; &quot;[&quot; &amp; [.$E32] &amp; &quot;]&quot;" office:value-type="string" office:string-value="gText[ZSTX_MN_SET_FPS_40]" calcext:value-type="string">
            <text:p>gText[ZSTX_MN_SET_FPS_40]</text:p>
          </table:table-cell>
          <table:table-cell table:formula="of:= [.$G32] &amp; &quot; = &quot; &amp; [$Key.$B$3] &amp; CHAR(34) &amp; [.$C32] &amp; CHAR(34) &amp; &quot;;&quot;" office:value-type="string" office:string-value="gText[ZSTX_MN_SET_FPS_40] = (const ZT_CHAR*)&quot;FPS-Limit: 40&quot;;" calcext:value-type="string">
            <text:p>gText[ZSTX_MN_SET_FPS_40] = (const ZT_CHAR*)"FPS-Limit: 40";</text:p>
          </table:table-cell>
          <table:table-cell table:formula="of:= [.$G32] &amp; &quot; = &quot; &amp; [$Key.$B$3] &amp; CHAR(34) &amp; [.$D32] &amp; CHAR(34) &amp; &quot;;&quot;" office:value-type="string" office:string-value="gText[ZSTX_MN_SET_FPS_40] = (const ZT_CHAR*)&quot;FPS-Limit: 40&quot;;" calcext:value-type="string">
            <text:p>gText[ZSTX_MN_SET_FPS_40] = (const ZT_CHAR*)"FPS-Limit: 40";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N_SET_FPS_25</text:p>
          </table:table-cell>
          <table:table-cell table:number-columns-repeated="2" office:value-type="string" calcext:value-type="string">
            <text:p>FPS-Limit: 25</text:p>
          </table:table-cell>
          <table:table-cell table:formula="of:= [$Key.$B$1] &amp; [.$B33]" office:value-type="string" office:string-value="ZSTX_MN_SET_FPS_25" calcext:value-type="string">
            <text:p>ZSTX_MN_SET_FPS_25</text:p>
          </table:table-cell>
          <table:table-cell table:formula="of:= &quot;#define &quot; &amp; [.$E33] &amp; &quot; &quot; &amp; [.$A33]" office:value-type="string" office:string-value="#define ZSTX_MN_SET_FPS_25 31" calcext:value-type="string">
            <text:p>#define ZSTX_MN_SET_FPS_25 31</text:p>
          </table:table-cell>
          <table:table-cell table:formula="of:= [$Key.$B$2] &amp; &quot;[&quot; &amp; [.$E33] &amp; &quot;]&quot;" office:value-type="string" office:string-value="gText[ZSTX_MN_SET_FPS_25]" calcext:value-type="string">
            <text:p>gText[ZSTX_MN_SET_FPS_25]</text:p>
          </table:table-cell>
          <table:table-cell table:formula="of:= [.$G33] &amp; &quot; = &quot; &amp; [$Key.$B$3] &amp; CHAR(34) &amp; [.$C33] &amp; CHAR(34) &amp; &quot;;&quot;" office:value-type="string" office:string-value="gText[ZSTX_MN_SET_FPS_25] = (const ZT_CHAR*)&quot;FPS-Limit: 25&quot;;" calcext:value-type="string">
            <text:p>gText[ZSTX_MN_SET_FPS_25] = (const ZT_CHAR*)"FPS-Limit: 25";</text:p>
          </table:table-cell>
          <table:table-cell table:formula="of:= [.$G33] &amp; &quot; = &quot; &amp; [$Key.$B$3] &amp; CHAR(34) &amp; [.$D33] &amp; CHAR(34) &amp; &quot;;&quot;" office:value-type="string" office:string-value="gText[ZSTX_MN_SET_FPS_25] = (const ZT_CHAR*)&quot;FPS-Limit: 25&quot;;" calcext:value-type="string">
            <text:p>gText[ZSTX_MN_SET_FPS_25] = (const ZT_CHAR*)"FPS-Limit: 25";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D_MENU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nü</text:p>
          </table:table-cell>
          <table:table-cell table:formula="of:= [$Key.$B$1] &amp; [.$B34]" office:value-type="string" office:string-value="ZSTX_HD_MENU" calcext:value-type="string">
            <text:p>ZSTX_HD_MENU</text:p>
          </table:table-cell>
          <table:table-cell table:formula="of:= &quot;#define &quot; &amp; [.$E34] &amp; &quot; &quot; &amp; [.$A34]" office:value-type="string" office:string-value="#define ZSTX_HD_MENU 32" calcext:value-type="string">
            <text:p>#define ZSTX_HD_MENU 32</text:p>
          </table:table-cell>
          <table:table-cell table:formula="of:= [$Key.$B$2] &amp; &quot;[&quot; &amp; [.$E34] &amp; &quot;]&quot;" office:value-type="string" office:string-value="gText[ZSTX_HD_MENU]" calcext:value-type="string">
            <text:p>gText[ZSTX_HD_MENU]</text:p>
          </table:table-cell>
          <table:table-cell table:formula="of:= [.$G34] &amp; &quot; = &quot; &amp; [$Key.$B$3] &amp; CHAR(34) &amp; [.$C34] &amp; CHAR(34) &amp; &quot;;&quot;" office:value-type="string" office:string-value="gText[ZSTX_HD_MENU] = (const ZT_CHAR*)&quot;Menu&quot;;" calcext:value-type="string">
            <text:p>gText[ZSTX_HD_MENU] = (const ZT_CHAR*)"Menu";</text:p>
          </table:table-cell>
          <table:table-cell table:formula="of:= [.$G34] &amp; &quot; = &quot; &amp; [$Key.$B$3] &amp; CHAR(34) &amp; [.$D34] &amp; CHAR(34) &amp; &quot;;&quot;" office:value-type="string" office:string-value="gText[ZSTX_HD_MENU] = (const ZT_CHAR*)&quot;Menü&quot;;" calcext:value-type="string">
            <text:p>gText[ZSTX_HD_MENU] = (const ZT_CHAR*)"Menü";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D_CAPTURE_OFF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Fortsetzen</text:p>
          </table:table-cell>
          <table:table-cell table:formula="of:= [$Key.$B$1] &amp; [.$B35]" office:value-type="string" office:string-value="ZSTX_HD_CAPTURE_OFF" calcext:value-type="string">
            <text:p>ZSTX_HD_CAPTURE_OFF</text:p>
          </table:table-cell>
          <table:table-cell table:formula="of:= &quot;#define &quot; &amp; [.$E35] &amp; &quot; &quot; &amp; [.$A35]" office:value-type="string" office:string-value="#define ZSTX_HD_CAPTURE_OFF 33" calcext:value-type="string">
            <text:p>#define ZSTX_HD_CAPTURE_OFF 33</text:p>
          </table:table-cell>
          <table:table-cell table:formula="of:= [$Key.$B$2] &amp; &quot;[&quot; &amp; [.$E35] &amp; &quot;]&quot;" office:value-type="string" office:string-value="gText[ZSTX_HD_CAPTURE_OFF]" calcext:value-type="string">
            <text:p>gText[ZSTX_HD_CAPTURE_OFF]</text:p>
          </table:table-cell>
          <table:table-cell table:formula="of:= [.$G35] &amp; &quot; = &quot; &amp; [$Key.$B$3] &amp; CHAR(34) &amp; [.$C35] &amp; CHAR(34) &amp; &quot;;&quot;" office:value-type="string" office:string-value="gText[ZSTX_HD_CAPTURE_OFF] = (const ZT_CHAR*)&quot;Resume&quot;;" calcext:value-type="string">
            <text:p>gText[ZSTX_HD_CAPTURE_OFF] = (const ZT_CHAR*)"Resume";</text:p>
          </table:table-cell>
          <table:table-cell table:formula="of:= [.$G35] &amp; &quot; = &quot; &amp; [$Key.$B$3] &amp; CHAR(34) &amp; [.$D35] &amp; CHAR(34) &amp; &quot;;&quot;" office:value-type="string" office:string-value="gText[ZSTX_HD_CAPTURE_OFF] = (const ZT_CHAR*)&quot;Fortsetzen&quot;;" calcext:value-type="string">
            <text:p>gText[ZSTX_HD_CAPTURE_OFF] = (const ZT_CHAR*)"Fortsetzen";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D_CAPTURE_ON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ufnahme</text:p>
          </table:table-cell>
          <table:table-cell table:formula="of:= [$Key.$B$1] &amp; [.$B36]" office:value-type="string" office:string-value="ZSTX_HD_CAPTURE_ON" calcext:value-type="string">
            <text:p>ZSTX_HD_CAPTURE_ON</text:p>
          </table:table-cell>
          <table:table-cell table:formula="of:= &quot;#define &quot; &amp; [.$E36] &amp; &quot; &quot; &amp; [.$A36]" office:value-type="string" office:string-value="#define ZSTX_HD_CAPTURE_ON 34" calcext:value-type="string">
            <text:p>#define ZSTX_HD_CAPTURE_ON 34</text:p>
          </table:table-cell>
          <table:table-cell table:formula="of:= [$Key.$B$2] &amp; &quot;[&quot; &amp; [.$E36] &amp; &quot;]&quot;" office:value-type="string" office:string-value="gText[ZSTX_HD_CAPTURE_ON]" calcext:value-type="string">
            <text:p>gText[ZSTX_HD_CAPTURE_ON]</text:p>
          </table:table-cell>
          <table:table-cell table:formula="of:= [.$G36] &amp; &quot; = &quot; &amp; [$Key.$B$3] &amp; CHAR(34) &amp; [.$C36] &amp; CHAR(34) &amp; &quot;;&quot;" office:value-type="string" office:string-value="gText[ZSTX_HD_CAPTURE_ON] = (const ZT_CHAR*)&quot;Running&quot;;" calcext:value-type="string">
            <text:p>gText[ZSTX_HD_CAPTURE_ON] = (const ZT_CHAR*)"Running";</text:p>
          </table:table-cell>
          <table:table-cell table:formula="of:= [.$G36] &amp; &quot; = &quot; &amp; [$Key.$B$3] &amp; CHAR(34) &amp; [.$D36] &amp; CHAR(34) &amp; &quot;;&quot;" office:value-type="string" office:string-value="gText[ZSTX_HD_CAPTURE_ON] = (const ZT_CHAR*)&quot;Aufnahme&quot;;" calcext:value-type="string">
            <text:p>gText[ZSTX_HD_CAPTURE_ON] = (const ZT_CHAR*)"Aufnahme";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D_RECORD_OFF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Aufzeichnen</text:p>
          </table:table-cell>
          <table:table-cell table:formula="of:= [$Key.$B$1] &amp; [.$B37]" office:value-type="string" office:string-value="ZSTX_HD_RECORD_OFF" calcext:value-type="string">
            <text:p>ZSTX_HD_RECORD_OFF</text:p>
          </table:table-cell>
          <table:table-cell table:formula="of:= &quot;#define &quot; &amp; [.$E37] &amp; &quot; &quot; &amp; [.$A37]" office:value-type="string" office:string-value="#define ZSTX_HD_RECORD_OFF 35" calcext:value-type="string">
            <text:p>#define ZSTX_HD_RECORD_OFF 35</text:p>
          </table:table-cell>
          <table:table-cell table:formula="of:= [$Key.$B$2] &amp; &quot;[&quot; &amp; [.$E37] &amp; &quot;]&quot;" office:value-type="string" office:string-value="gText[ZSTX_HD_RECORD_OFF]" calcext:value-type="string">
            <text:p>gText[ZSTX_HD_RECORD_OFF]</text:p>
          </table:table-cell>
          <table:table-cell table:formula="of:= [.$G37] &amp; &quot; = &quot; &amp; [$Key.$B$3] &amp; CHAR(34) &amp; [.$C37] &amp; CHAR(34) &amp; &quot;;&quot;" office:value-type="string" office:string-value="gText[ZSTX_HD_RECORD_OFF] = (const ZT_CHAR*)&quot;Record&quot;;" calcext:value-type="string">
            <text:p>gText[ZSTX_HD_RECORD_OFF] = (const ZT_CHAR*)"Record";</text:p>
          </table:table-cell>
          <table:table-cell table:formula="of:= [.$G37] &amp; &quot; = &quot; &amp; [$Key.$B$3] &amp; CHAR(34) &amp; [.$D37] &amp; CHAR(34) &amp; &quot;;&quot;" office:value-type="string" office:string-value="gText[ZSTX_HD_RECORD_OFF] = (const ZT_CHAR*)&quot;Aufzeichnen&quot;;" calcext:value-type="string">
            <text:p>gText[ZSTX_HD_RECORD_OFF] = (const ZT_CHAR*)"Aufzeichnen";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D_RECORD_ON</text:p>
          </table:table-cell>
          <table:table-cell office:value-type="string" calcext:value-type="string">
            <text:p>Recording</text:p>
          </table:table-cell>
          <table:table-cell office:value-type="string" calcext:value-type="string">
            <text:p>Aufzeichnung</text:p>
          </table:table-cell>
          <table:table-cell table:formula="of:= [$Key.$B$1] &amp; [.$B38]" office:value-type="string" office:string-value="ZSTX_HD_RECORD_ON" calcext:value-type="string">
            <text:p>ZSTX_HD_RECORD_ON</text:p>
          </table:table-cell>
          <table:table-cell table:formula="of:= &quot;#define &quot; &amp; [.$E38] &amp; &quot; &quot; &amp; [.$A38]" office:value-type="string" office:string-value="#define ZSTX_HD_RECORD_ON 36" calcext:value-type="string">
            <text:p>#define ZSTX_HD_RECORD_ON 36</text:p>
          </table:table-cell>
          <table:table-cell table:formula="of:= [$Key.$B$2] &amp; &quot;[&quot; &amp; [.$E38] &amp; &quot;]&quot;" office:value-type="string" office:string-value="gText[ZSTX_HD_RECORD_ON]" calcext:value-type="string">
            <text:p>gText[ZSTX_HD_RECORD_ON]</text:p>
          </table:table-cell>
          <table:table-cell table:formula="of:= [.$G38] &amp; &quot; = &quot; &amp; [$Key.$B$3] &amp; CHAR(34) &amp; [.$C38] &amp; CHAR(34) &amp; &quot;;&quot;" office:value-type="string" office:string-value="gText[ZSTX_HD_RECORD_ON] = (const ZT_CHAR*)&quot;Recording&quot;;" calcext:value-type="string">
            <text:p>gText[ZSTX_HD_RECORD_ON] = (const ZT_CHAR*)"Recording";</text:p>
          </table:table-cell>
          <table:table-cell table:formula="of:= [.$G38] &amp; &quot; = &quot; &amp; [$Key.$B$3] &amp; CHAR(34) &amp; [.$D38] &amp; CHAR(34) &amp; &quot;;&quot;" office:value-type="string" office:string-value="gText[ZSTX_HD_RECORD_ON] = (const ZT_CHAR*)&quot;Aufzeichnung&quot;;" calcext:value-type="string">
            <text:p>gText[ZSTX_HD_RECORD_ON] = (const ZT_CHAR*)"Aufzeichnung";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D_SELECT_DIA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Diagramm</text:p>
          </table:table-cell>
          <table:table-cell table:formula="of:= [$Key.$B$1] &amp; [.$B39]" office:value-type="string" office:string-value="ZSTX_HD_SELECT_DIA" calcext:value-type="string">
            <text:p>ZSTX_HD_SELECT_DIA</text:p>
          </table:table-cell>
          <table:table-cell table:formula="of:= &quot;#define &quot; &amp; [.$E39] &amp; &quot; &quot; &amp; [.$A39]" office:value-type="string" office:string-value="#define ZSTX_HD_SELECT_DIA 37" calcext:value-type="string">
            <text:p>#define ZSTX_HD_SELECT_DIA 37</text:p>
          </table:table-cell>
          <table:table-cell table:formula="of:= [$Key.$B$2] &amp; &quot;[&quot; &amp; [.$E39] &amp; &quot;]&quot;" office:value-type="string" office:string-value="gText[ZSTX_HD_SELECT_DIA]" calcext:value-type="string">
            <text:p>gText[ZSTX_HD_SELECT_DIA]</text:p>
          </table:table-cell>
          <table:table-cell table:formula="of:= [.$G39] &amp; &quot; = &quot; &amp; [$Key.$B$3] &amp; CHAR(34) &amp; [.$C39] &amp; CHAR(34) &amp; &quot;;&quot;" office:value-type="string" office:string-value="gText[ZSTX_HD_SELECT_DIA] = (const ZT_CHAR*)&quot;Diagram&quot;;" calcext:value-type="string">
            <text:p>gText[ZSTX_HD_SELECT_DIA] = (const ZT_CHAR*)"Diagram";</text:p>
          </table:table-cell>
          <table:table-cell table:formula="of:= [.$G39] &amp; &quot; = &quot; &amp; [$Key.$B$3] &amp; CHAR(34) &amp; [.$D39] &amp; CHAR(34) &amp; &quot;;&quot;" office:value-type="string" office:string-value="gText[ZSTX_HD_SELECT_DIA] = (const ZT_CHAR*)&quot;Diagramm&quot;;" calcext:value-type="string">
            <text:p>gText[ZSTX_HD_SELECT_DIA] = (const ZT_CHAR*)"Diagramm";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D_SELECT_TRI</text:p>
          </table:table-cell>
          <table:table-cell table:number-columns-repeated="2" office:value-type="string" calcext:value-type="string">
            <text:p>Trigger</text:p>
          </table:table-cell>
          <table:table-cell table:formula="of:= [$Key.$B$1] &amp; [.$B40]" office:value-type="string" office:string-value="ZSTX_HD_SELECT_TRI" calcext:value-type="string">
            <text:p>ZSTX_HD_SELECT_TRI</text:p>
          </table:table-cell>
          <table:table-cell table:formula="of:= &quot;#define &quot; &amp; [.$E40] &amp; &quot; &quot; &amp; [.$A40]" office:value-type="string" office:string-value="#define ZSTX_HD_SELECT_TRI 38" calcext:value-type="string">
            <text:p>#define ZSTX_HD_SELECT_TRI 38</text:p>
          </table:table-cell>
          <table:table-cell table:formula="of:= [$Key.$B$2] &amp; &quot;[&quot; &amp; [.$E40] &amp; &quot;]&quot;" office:value-type="string" office:string-value="gText[ZSTX_HD_SELECT_TRI]" calcext:value-type="string">
            <text:p>gText[ZSTX_HD_SELECT_TRI]</text:p>
          </table:table-cell>
          <table:table-cell table:formula="of:= [.$G40] &amp; &quot; = &quot; &amp; [$Key.$B$3] &amp; CHAR(34) &amp; [.$C40] &amp; CHAR(34) &amp; &quot;;&quot;" office:value-type="string" office:string-value="gText[ZSTX_HD_SELECT_TRI] = (const ZT_CHAR*)&quot;Trigger&quot;;" calcext:value-type="string">
            <text:p>gText[ZSTX_HD_SELECT_TRI] = (const ZT_CHAR*)"Trigger";</text:p>
          </table:table-cell>
          <table:table-cell table:formula="of:= [.$G40] &amp; &quot; = &quot; &amp; [$Key.$B$3] &amp; CHAR(34) &amp; [.$D40] &amp; CHAR(34) &amp; &quot;;&quot;" office:value-type="string" office:string-value="gText[ZSTX_HD_SELECT_TRI] = (const ZT_CHAR*)&quot;Trigger&quot;;" calcext:value-type="string">
            <text:p>gText[ZSTX_HD_SELECT_TRI] = (const ZT_CHAR*)"Trigger";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D_SELECT_MES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Messen</text:p>
          </table:table-cell>
          <table:table-cell table:formula="of:= [$Key.$B$1] &amp; [.$B41]" office:value-type="string" office:string-value="ZSTX_HD_SELECT_MES" calcext:value-type="string">
            <text:p>ZSTX_HD_SELECT_MES</text:p>
          </table:table-cell>
          <table:table-cell table:formula="of:= &quot;#define &quot; &amp; [.$E41] &amp; &quot; &quot; &amp; [.$A41]" office:value-type="string" office:string-value="#define ZSTX_HD_SELECT_MES 39" calcext:value-type="string">
            <text:p>#define ZSTX_HD_SELECT_MES 39</text:p>
          </table:table-cell>
          <table:table-cell table:formula="of:= [$Key.$B$2] &amp; &quot;[&quot; &amp; [.$E41] &amp; &quot;]&quot;" office:value-type="string" office:string-value="gText[ZSTX_HD_SELECT_MES]" calcext:value-type="string">
            <text:p>gText[ZSTX_HD_SELECT_MES]</text:p>
          </table:table-cell>
          <table:table-cell table:formula="of:= [.$G41] &amp; &quot; = &quot; &amp; [$Key.$B$3] &amp; CHAR(34) &amp; [.$C41] &amp; CHAR(34) &amp; &quot;;&quot;" office:value-type="string" office:string-value="gText[ZSTX_HD_SELECT_MES] = (const ZT_CHAR*)&quot;Measure&quot;;" calcext:value-type="string">
            <text:p>gText[ZSTX_HD_SELECT_MES] = (const ZT_CHAR*)"Measure";</text:p>
          </table:table-cell>
          <table:table-cell table:formula="of:= [.$G41] &amp; &quot; = &quot; &amp; [$Key.$B$3] &amp; CHAR(34) &amp; [.$D41] &amp; CHAR(34) &amp; &quot;;&quot;" office:value-type="string" office:string-value="gText[ZSTX_HD_SELECT_MES] = (const ZT_CHAR*)&quot;Messen&quot;;" calcext:value-type="string">
            <text:p>gText[ZSTX_HD_SELECT_MES] = (const ZT_CHAR*)"Messen";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D_SELECT_CUR</text:p>
          </table:table-cell>
          <table:table-cell table:number-columns-repeated="2" office:value-type="string" calcext:value-type="string">
            <text:p>Cursor</text:p>
          </table:table-cell>
          <table:table-cell table:formula="of:= [$Key.$B$1] &amp; [.$B42]" office:value-type="string" office:string-value="ZSTX_HD_SELECT_CUR" calcext:value-type="string">
            <text:p>ZSTX_HD_SELECT_CUR</text:p>
          </table:table-cell>
          <table:table-cell table:formula="of:= &quot;#define &quot; &amp; [.$E42] &amp; &quot; &quot; &amp; [.$A42]" office:value-type="string" office:string-value="#define ZSTX_HD_SELECT_CUR 40" calcext:value-type="string">
            <text:p>#define ZSTX_HD_SELECT_CUR 40</text:p>
          </table:table-cell>
          <table:table-cell table:formula="of:= [$Key.$B$2] &amp; &quot;[&quot; &amp; [.$E42] &amp; &quot;]&quot;" office:value-type="string" office:string-value="gText[ZSTX_HD_SELECT_CUR]" calcext:value-type="string">
            <text:p>gText[ZSTX_HD_SELECT_CUR]</text:p>
          </table:table-cell>
          <table:table-cell table:formula="of:= [.$G42] &amp; &quot; = &quot; &amp; [$Key.$B$3] &amp; CHAR(34) &amp; [.$C42] &amp; CHAR(34) &amp; &quot;;&quot;" office:value-type="string" office:string-value="gText[ZSTX_HD_SELECT_CUR] = (const ZT_CHAR*)&quot;Cursor&quot;;" calcext:value-type="string">
            <text:p>gText[ZSTX_HD_SELECT_CUR] = (const ZT_CHAR*)"Cursor";</text:p>
          </table:table-cell>
          <table:table-cell table:formula="of:= [.$G42] &amp; &quot; = &quot; &amp; [$Key.$B$3] &amp; CHAR(34) &amp; [.$D42] &amp; CHAR(34) &amp; &quot;;&quot;" office:value-type="string" office:string-value="gText[ZSTX_HD_SELECT_CUR] = (const ZT_CHAR*)&quot;Cursor&quot;;" calcext:value-type="string">
            <text:p>gText[ZSTX_HD_SELECT_CUR] = (const ZT_CHAR*)"Cursor";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D_DIA_TYPE_SCAN</text:p>
          </table:table-cell>
          <table:table-cell office:value-type="string" calcext:value-type="string">
            <text:p>Type: Scan</text:p>
          </table:table-cell>
          <table:table-cell office:value-type="string" calcext:value-type="string">
            <text:p>Typ: Scan</text:p>
          </table:table-cell>
          <table:table-cell table:formula="of:= [$Key.$B$1] &amp; [.$B43]" office:value-type="string" office:string-value="ZSTX_HD_DIA_TYPE_SCAN" calcext:value-type="string">
            <text:p>ZSTX_HD_DIA_TYPE_SCAN</text:p>
          </table:table-cell>
          <table:table-cell table:formula="of:= &quot;#define &quot; &amp; [.$E43] &amp; &quot; &quot; &amp; [.$A43]" office:value-type="string" office:string-value="#define ZSTX_HD_DIA_TYPE_SCAN 41" calcext:value-type="string">
            <text:p>#define ZSTX_HD_DIA_TYPE_SCAN 41</text:p>
          </table:table-cell>
          <table:table-cell table:formula="of:= [$Key.$B$2] &amp; &quot;[&quot; &amp; [.$E43] &amp; &quot;]&quot;" office:value-type="string" office:string-value="gText[ZSTX_HD_DIA_TYPE_SCAN]" calcext:value-type="string">
            <text:p>gText[ZSTX_HD_DIA_TYPE_SCAN]</text:p>
          </table:table-cell>
          <table:table-cell table:formula="of:= [.$G43] &amp; &quot; = &quot; &amp; [$Key.$B$3] &amp; CHAR(34) &amp; [.$C43] &amp; CHAR(34) &amp; &quot;;&quot;" office:value-type="string" office:string-value="gText[ZSTX_HD_DIA_TYPE_SCAN] = (const ZT_CHAR*)&quot;Type: Scan&quot;;" calcext:value-type="string">
            <text:p>gText[ZSTX_HD_DIA_TYPE_SCAN] = (const ZT_CHAR*)"Type: Scan";</text:p>
          </table:table-cell>
          <table:table-cell table:formula="of:= [.$G43] &amp; &quot; = &quot; &amp; [$Key.$B$3] &amp; CHAR(34) &amp; [.$D43] &amp; CHAR(34) &amp; &quot;;&quot;" office:value-type="string" office:string-value="gText[ZSTX_HD_DIA_TYPE_SCAN] = (const ZT_CHAR*)&quot;Typ: Scan&quot;;" calcext:value-type="string">
            <text:p>gText[ZSTX_HD_DIA_TYPE_SCAN] = (const ZT_CHAR*)"Typ: Scan";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D_DIA_TYPE_FIXED</text:p>
          </table:table-cell>
          <table:table-cell office:value-type="string" calcext:value-type="string">
            <text:p>Type: Fixed</text:p>
          </table:table-cell>
          <table:table-cell office:value-type="string" calcext:value-type="string">
            <text:p>Typ: Fixiert</text:p>
          </table:table-cell>
          <table:table-cell table:formula="of:= [$Key.$B$1] &amp; [.$B44]" office:value-type="string" office:string-value="ZSTX_HD_DIA_TYPE_FIXED" calcext:value-type="string">
            <text:p>ZSTX_HD_DIA_TYPE_FIXED</text:p>
          </table:table-cell>
          <table:table-cell table:formula="of:= &quot;#define &quot; &amp; [.$E44] &amp; &quot; &quot; &amp; [.$A44]" office:value-type="string" office:string-value="#define ZSTX_HD_DIA_TYPE_FIXED 42" calcext:value-type="string">
            <text:p>#define ZSTX_HD_DIA_TYPE_FIXED 42</text:p>
          </table:table-cell>
          <table:table-cell table:formula="of:= [$Key.$B$2] &amp; &quot;[&quot; &amp; [.$E44] &amp; &quot;]&quot;" office:value-type="string" office:string-value="gText[ZSTX_HD_DIA_TYPE_FIXED]" calcext:value-type="string">
            <text:p>gText[ZSTX_HD_DIA_TYPE_FIXED]</text:p>
          </table:table-cell>
          <table:table-cell table:formula="of:= [.$G44] &amp; &quot; = &quot; &amp; [$Key.$B$3] &amp; CHAR(34) &amp; [.$C44] &amp; CHAR(34) &amp; &quot;;&quot;" office:value-type="string" office:string-value="gText[ZSTX_HD_DIA_TYPE_FIXED] = (const ZT_CHAR*)&quot;Type: Fixed&quot;;" calcext:value-type="string">
            <text:p>gText[ZSTX_HD_DIA_TYPE_FIXED] = (const ZT_CHAR*)"Type: Fixed";</text:p>
          </table:table-cell>
          <table:table-cell table:formula="of:= [.$G44] &amp; &quot; = &quot; &amp; [$Key.$B$3] &amp; CHAR(34) &amp; [.$D44] &amp; CHAR(34) &amp; &quot;;&quot;" office:value-type="string" office:string-value="gText[ZSTX_HD_DIA_TYPE_FIXED] = (const ZT_CHAR*)&quot;Typ: Fixiert&quot;;" calcext:value-type="string">
            <text:p>gText[ZSTX_HD_DIA_TYPE_FIXED] = (const ZT_CHAR*)"Typ: Fixiert";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D_DIA_RESE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iederherstellen</text:p>
          </table:table-cell>
          <table:table-cell table:formula="of:= [$Key.$B$1] &amp; [.$B45]" office:value-type="string" office:string-value="ZSTX_HD_DIA_RESET" calcext:value-type="string">
            <text:p>ZSTX_HD_DIA_RESET</text:p>
          </table:table-cell>
          <table:table-cell table:formula="of:= &quot;#define &quot; &amp; [.$E45] &amp; &quot; &quot; &amp; [.$A45]" office:value-type="string" office:string-value="#define ZSTX_HD_DIA_RESET 43" calcext:value-type="string">
            <text:p>#define ZSTX_HD_DIA_RESET 43</text:p>
          </table:table-cell>
          <table:table-cell table:formula="of:= [$Key.$B$2] &amp; &quot;[&quot; &amp; [.$E45] &amp; &quot;]&quot;" office:value-type="string" office:string-value="gText[ZSTX_HD_DIA_RESET]" calcext:value-type="string">
            <text:p>gText[ZSTX_HD_DIA_RESET]</text:p>
          </table:table-cell>
          <table:table-cell table:formula="of:= [.$G45] &amp; &quot; = &quot; &amp; [$Key.$B$3] &amp; CHAR(34) &amp; [.$C45] &amp; CHAR(34) &amp; &quot;;&quot;" office:value-type="string" office:string-value="gText[ZSTX_HD_DIA_RESET] = (const ZT_CHAR*)&quot;Reset&quot;;" calcext:value-type="string">
            <text:p>gText[ZSTX_HD_DIA_RESET] = (const ZT_CHAR*)"Reset";</text:p>
          </table:table-cell>
          <table:table-cell table:formula="of:= [.$G45] &amp; &quot; = &quot; &amp; [$Key.$B$3] &amp; CHAR(34) &amp; [.$D45] &amp; CHAR(34) &amp; &quot;;&quot;" office:value-type="string" office:string-value="gText[ZSTX_HD_DIA_RESET] = (const ZT_CHAR*)&quot;Wiederherstellen&quot;;" calcext:value-type="string">
            <text:p>gText[ZSTX_HD_DIA_RESET] = (const ZT_CHAR*)"Wiederherstellen";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D_DIA_BMP</text:p>
          </table:table-cell>
          <table:table-cell office:value-type="string" calcext:value-type="string">
            <text:p>Export BMP</text:p>
          </table:table-cell>
          <table:table-cell office:value-type="string" calcext:value-type="string">
            <text:p>BMP exportieren</text:p>
          </table:table-cell>
          <table:table-cell table:formula="of:= [$Key.$B$1] &amp; [.$B46]" office:value-type="string" office:string-value="ZSTX_HD_DIA_BMP" calcext:value-type="string">
            <text:p>ZSTX_HD_DIA_BMP</text:p>
          </table:table-cell>
          <table:table-cell table:formula="of:= &quot;#define &quot; &amp; [.$E46] &amp; &quot; &quot; &amp; [.$A46]" office:value-type="string" office:string-value="#define ZSTX_HD_DIA_BMP 44" calcext:value-type="string">
            <text:p>#define ZSTX_HD_DIA_BMP 44</text:p>
          </table:table-cell>
          <table:table-cell table:formula="of:= [$Key.$B$2] &amp; &quot;[&quot; &amp; [.$E46] &amp; &quot;]&quot;" office:value-type="string" office:string-value="gText[ZSTX_HD_DIA_BMP]" calcext:value-type="string">
            <text:p>gText[ZSTX_HD_DIA_BMP]</text:p>
          </table:table-cell>
          <table:table-cell table:formula="of:= [.$G46] &amp; &quot; = &quot; &amp; [$Key.$B$3] &amp; CHAR(34) &amp; [.$C46] &amp; CHAR(34) &amp; &quot;;&quot;" office:value-type="string" office:string-value="gText[ZSTX_HD_DIA_BMP] = (const ZT_CHAR*)&quot;Export BMP&quot;;" calcext:value-type="string">
            <text:p>gText[ZSTX_HD_DIA_BMP] = (const ZT_CHAR*)"Export BMP";</text:p>
          </table:table-cell>
          <table:table-cell table:formula="of:= [.$G46] &amp; &quot; = &quot; &amp; [$Key.$B$3] &amp; CHAR(34) &amp; [.$D46] &amp; CHAR(34) &amp; &quot;;&quot;" office:value-type="string" office:string-value="gText[ZSTX_HD_DIA_BMP] = (const ZT_CHAR*)&quot;BMP exportieren&quot;;" calcext:value-type="string">
            <text:p>gText[ZSTX_HD_DIA_BMP] = (const ZT_CHAR*)"BMP exportieren";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D_DIA_PNG</text:p>
          </table:table-cell>
          <table:table-cell office:value-type="string" calcext:value-type="string">
            <text:p>Export PNG</text:p>
          </table:table-cell>
          <table:table-cell office:value-type="string" calcext:value-type="string">
            <text:p>PNG exportieren</text:p>
          </table:table-cell>
          <table:table-cell table:formula="of:= [$Key.$B$1] &amp; [.$B47]" office:value-type="string" office:string-value="ZSTX_HD_DIA_PNG" calcext:value-type="string">
            <text:p>ZSTX_HD_DIA_PNG</text:p>
          </table:table-cell>
          <table:table-cell table:formula="of:= &quot;#define &quot; &amp; [.$E47] &amp; &quot; &quot; &amp; [.$A47]" office:value-type="string" office:string-value="#define ZSTX_HD_DIA_PNG 45" calcext:value-type="string">
            <text:p>#define ZSTX_HD_DIA_PNG 45</text:p>
          </table:table-cell>
          <table:table-cell table:formula="of:= [$Key.$B$2] &amp; &quot;[&quot; &amp; [.$E47] &amp; &quot;]&quot;" office:value-type="string" office:string-value="gText[ZSTX_HD_DIA_PNG]" calcext:value-type="string">
            <text:p>gText[ZSTX_HD_DIA_PNG]</text:p>
          </table:table-cell>
          <table:table-cell table:formula="of:= [.$G47] &amp; &quot; = &quot; &amp; [$Key.$B$3] &amp; CHAR(34) &amp; [.$C47] &amp; CHAR(34) &amp; &quot;;&quot;" office:value-type="string" office:string-value="gText[ZSTX_HD_DIA_PNG] = (const ZT_CHAR*)&quot;Export PNG&quot;;" calcext:value-type="string">
            <text:p>gText[ZSTX_HD_DIA_PNG] = (const ZT_CHAR*)"Export PNG";</text:p>
          </table:table-cell>
          <table:table-cell table:formula="of:= [.$G47] &amp; &quot; = &quot; &amp; [$Key.$B$3] &amp; CHAR(34) &amp; [.$D47] &amp; CHAR(34) &amp; &quot;;&quot;" office:value-type="string" office:string-value="gText[ZSTX_HD_DIA_PNG] = (const ZT_CHAR*)&quot;PNG exportieren&quot;;" calcext:value-type="string">
            <text:p>gText[ZSTX_HD_DIA_PNG] = (const ZT_CHAR*)"PNG exportieren";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D_TRI_MODE_NONE</text:p>
          </table:table-cell>
          <table:table-cell office:value-type="string" calcext:value-type="string">
            <text:p>Mode: None</text:p>
          </table:table-cell>
          <table:table-cell office:value-type="string" calcext:value-type="string">
            <text:p>Modus: Aus</text:p>
          </table:table-cell>
          <table:table-cell table:formula="of:= [$Key.$B$1] &amp; [.$B48]" office:value-type="string" office:string-value="ZSTX_HD_TRI_MODE_NONE" calcext:value-type="string">
            <text:p>ZSTX_HD_TRI_MODE_NONE</text:p>
          </table:table-cell>
          <table:table-cell table:formula="of:= &quot;#define &quot; &amp; [.$E48] &amp; &quot; &quot; &amp; [.$A48]" office:value-type="string" office:string-value="#define ZSTX_HD_TRI_MODE_NONE 46" calcext:value-type="string">
            <text:p>#define ZSTX_HD_TRI_MODE_NONE 46</text:p>
          </table:table-cell>
          <table:table-cell table:formula="of:= [$Key.$B$2] &amp; &quot;[&quot; &amp; [.$E48] &amp; &quot;]&quot;" office:value-type="string" office:string-value="gText[ZSTX_HD_TRI_MODE_NONE]" calcext:value-type="string">
            <text:p>gText[ZSTX_HD_TRI_MODE_NONE]</text:p>
          </table:table-cell>
          <table:table-cell table:formula="of:= [.$G48] &amp; &quot; = &quot; &amp; [$Key.$B$3] &amp; CHAR(34) &amp; [.$C48] &amp; CHAR(34) &amp; &quot;;&quot;" office:value-type="string" office:string-value="gText[ZSTX_HD_TRI_MODE_NONE] = (const ZT_CHAR*)&quot;Mode: None&quot;;" calcext:value-type="string">
            <text:p>gText[ZSTX_HD_TRI_MODE_NONE] = (const ZT_CHAR*)"Mode: None";</text:p>
          </table:table-cell>
          <table:table-cell table:formula="of:= [.$G48] &amp; &quot; = &quot; &amp; [$Key.$B$3] &amp; CHAR(34) &amp; [.$D48] &amp; CHAR(34) &amp; &quot;;&quot;" office:value-type="string" office:string-value="gText[ZSTX_HD_TRI_MODE_NONE] = (const ZT_CHAR*)&quot;Modus: Aus&quot;;" calcext:value-type="string">
            <text:p>gText[ZSTX_HD_TRI_MODE_NONE] = (const ZT_CHAR*)"Modus: Aus";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D_TRI_MODE_CONT</text:p>
          </table:table-cell>
          <table:table-cell office:value-type="string" calcext:value-type="string">
            <text:p>Mode: Continuous</text:p>
          </table:table-cell>
          <table:table-cell office:value-type="string" calcext:value-type="string">
            <text:p>Modus: Kontinuierlich</text:p>
          </table:table-cell>
          <table:table-cell table:formula="of:= [$Key.$B$1] &amp; [.$B49]" office:value-type="string" office:string-value="ZSTX_HD_TRI_MODE_CONT" calcext:value-type="string">
            <text:p>ZSTX_HD_TRI_MODE_CONT</text:p>
          </table:table-cell>
          <table:table-cell table:formula="of:= &quot;#define &quot; &amp; [.$E49] &amp; &quot; &quot; &amp; [.$A49]" office:value-type="string" office:string-value="#define ZSTX_HD_TRI_MODE_CONT 47" calcext:value-type="string">
            <text:p>#define ZSTX_HD_TRI_MODE_CONT 47</text:p>
          </table:table-cell>
          <table:table-cell table:formula="of:= [$Key.$B$2] &amp; &quot;[&quot; &amp; [.$E49] &amp; &quot;]&quot;" office:value-type="string" office:string-value="gText[ZSTX_HD_TRI_MODE_CONT]" calcext:value-type="string">
            <text:p>gText[ZSTX_HD_TRI_MODE_CONT]</text:p>
          </table:table-cell>
          <table:table-cell table:formula="of:= [.$G49] &amp; &quot; = &quot; &amp; [$Key.$B$3] &amp; CHAR(34) &amp; [.$C49] &amp; CHAR(34) &amp; &quot;;&quot;" office:value-type="string" office:string-value="gText[ZSTX_HD_TRI_MODE_CONT] = (const ZT_CHAR*)&quot;Mode: Continuous&quot;;" calcext:value-type="string">
            <text:p>gText[ZSTX_HD_TRI_MODE_CONT] = (const ZT_CHAR*)"Mode: Continuous";</text:p>
          </table:table-cell>
          <table:table-cell table:formula="of:= [.$G49] &amp; &quot; = &quot; &amp; [$Key.$B$3] &amp; CHAR(34) &amp; [.$D49] &amp; CHAR(34) &amp; &quot;;&quot;" office:value-type="string" office:string-value="gText[ZSTX_HD_TRI_MODE_CONT] = (const ZT_CHAR*)&quot;Modus: Kontinuierlich&quot;;" calcext:value-type="string">
            <text:p>gText[ZSTX_HD_TRI_MODE_CONT] = (const ZT_CHAR*)"Modus: Kontinuierlich";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D_TRI_MODE_SINGLE</text:p>
          </table:table-cell>
          <table:table-cell office:value-type="string" calcext:value-type="string">
            <text:p>Mode: Single</text:p>
          </table:table-cell>
          <table:table-cell office:value-type="string" calcext:value-type="string">
            <text:p>Modus: Einzeln</text:p>
          </table:table-cell>
          <table:table-cell table:formula="of:= [$Key.$B$1] &amp; [.$B50]" office:value-type="string" office:string-value="ZSTX_HD_TRI_MODE_SINGLE" calcext:value-type="string">
            <text:p>ZSTX_HD_TRI_MODE_SINGLE</text:p>
          </table:table-cell>
          <table:table-cell table:formula="of:= &quot;#define &quot; &amp; [.$E50] &amp; &quot; &quot; &amp; [.$A50]" office:value-type="string" office:string-value="#define ZSTX_HD_TRI_MODE_SINGLE 48" calcext:value-type="string">
            <text:p>#define ZSTX_HD_TRI_MODE_SINGLE 48</text:p>
          </table:table-cell>
          <table:table-cell table:formula="of:= [$Key.$B$2] &amp; &quot;[&quot; &amp; [.$E50] &amp; &quot;]&quot;" office:value-type="string" office:string-value="gText[ZSTX_HD_TRI_MODE_SINGLE]" calcext:value-type="string">
            <text:p>gText[ZSTX_HD_TRI_MODE_SINGLE]</text:p>
          </table:table-cell>
          <table:table-cell table:formula="of:= [.$G50] &amp; &quot; = &quot; &amp; [$Key.$B$3] &amp; CHAR(34) &amp; [.$C50] &amp; CHAR(34) &amp; &quot;;&quot;" office:value-type="string" office:string-value="gText[ZSTX_HD_TRI_MODE_SINGLE] = (const ZT_CHAR*)&quot;Mode: Single&quot;;" calcext:value-type="string">
            <text:p>gText[ZSTX_HD_TRI_MODE_SINGLE] = (const ZT_CHAR*)"Mode: Single";</text:p>
          </table:table-cell>
          <table:table-cell table:formula="of:= [.$G50] &amp; &quot; = &quot; &amp; [$Key.$B$3] &amp; CHAR(34) &amp; [.$D50] &amp; CHAR(34) &amp; &quot;;&quot;" office:value-type="string" office:string-value="gText[ZSTX_HD_TRI_MODE_SINGLE] = (const ZT_CHAR*)&quot;Modus: Einzeln&quot;;" calcext:value-type="string">
            <text:p>gText[ZSTX_HD_TRI_MODE_SINGLE] = (const ZT_CHAR*)"Modus: Einzeln";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D_TRI_TYPE_RISING</text:p>
          </table:table-cell>
          <table:table-cell office:value-type="string" calcext:value-type="string">
            <text:p>Flank: Rising</text:p>
          </table:table-cell>
          <table:table-cell office:value-type="string" calcext:value-type="string">
            <text:p>Flanke: Steigend</text:p>
          </table:table-cell>
          <table:table-cell table:formula="of:= [$Key.$B$1] &amp; [.$B51]" office:value-type="string" office:string-value="ZSTX_HD_TRI_TYPE_RISING" calcext:value-type="string">
            <text:p>ZSTX_HD_TRI_TYPE_RISING</text:p>
          </table:table-cell>
          <table:table-cell table:formula="of:= &quot;#define &quot; &amp; [.$E51] &amp; &quot; &quot; &amp; [.$A51]" office:value-type="string" office:string-value="#define ZSTX_HD_TRI_TYPE_RISING 49" calcext:value-type="string">
            <text:p>#define ZSTX_HD_TRI_TYPE_RISING 49</text:p>
          </table:table-cell>
          <table:table-cell table:formula="of:= [$Key.$B$2] &amp; &quot;[&quot; &amp; [.$E51] &amp; &quot;]&quot;" office:value-type="string" office:string-value="gText[ZSTX_HD_TRI_TYPE_RISING]" calcext:value-type="string">
            <text:p>gText[ZSTX_HD_TRI_TYPE_RISING]</text:p>
          </table:table-cell>
          <table:table-cell table:formula="of:= [.$G51] &amp; &quot; = &quot; &amp; [$Key.$B$3] &amp; CHAR(34) &amp; [.$C51] &amp; CHAR(34) &amp; &quot;;&quot;" office:value-type="string" office:string-value="gText[ZSTX_HD_TRI_TYPE_RISING] = (const ZT_CHAR*)&quot;Flank: Rising&quot;;" calcext:value-type="string">
            <text:p>gText[ZSTX_HD_TRI_TYPE_RISING] = (const ZT_CHAR*)"Flank: Rising";</text:p>
          </table:table-cell>
          <table:table-cell table:formula="of:= [.$G51] &amp; &quot; = &quot; &amp; [$Key.$B$3] &amp; CHAR(34) &amp; [.$D51] &amp; CHAR(34) &amp; &quot;;&quot;" office:value-type="string" office:string-value="gText[ZSTX_HD_TRI_TYPE_RISING] = (const ZT_CHAR*)&quot;Flanke: Steigend&quot;;" calcext:value-type="string">
            <text:p>gText[ZSTX_HD_TRI_TYPE_RISING] = (const ZT_CHAR*)"Flanke: Steigend";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D_TRI_TYPE_FALLING</text:p>
          </table:table-cell>
          <table:table-cell office:value-type="string" calcext:value-type="string">
            <text:p>Flank: Falling</text:p>
          </table:table-cell>
          <table:table-cell office:value-type="string" calcext:value-type="string">
            <text:p>Flanke: Fallend</text:p>
          </table:table-cell>
          <table:table-cell table:formula="of:= [$Key.$B$1] &amp; [.$B52]" office:value-type="string" office:string-value="ZSTX_HD_TRI_TYPE_FALLING" calcext:value-type="string">
            <text:p>ZSTX_HD_TRI_TYPE_FALLING</text:p>
          </table:table-cell>
          <table:table-cell table:formula="of:= &quot;#define &quot; &amp; [.$E52] &amp; &quot; &quot; &amp; [.$A52]" office:value-type="string" office:string-value="#define ZSTX_HD_TRI_TYPE_FALLING 50" calcext:value-type="string">
            <text:p>#define ZSTX_HD_TRI_TYPE_FALLING 50</text:p>
          </table:table-cell>
          <table:table-cell table:formula="of:= [$Key.$B$2] &amp; &quot;[&quot; &amp; [.$E52] &amp; &quot;]&quot;" office:value-type="string" office:string-value="gText[ZSTX_HD_TRI_TYPE_FALLING]" calcext:value-type="string">
            <text:p>gText[ZSTX_HD_TRI_TYPE_FALLING]</text:p>
          </table:table-cell>
          <table:table-cell table:formula="of:= [.$G52] &amp; &quot; = &quot; &amp; [$Key.$B$3] &amp; CHAR(34) &amp; [.$C52] &amp; CHAR(34) &amp; &quot;;&quot;" office:value-type="string" office:string-value="gText[ZSTX_HD_TRI_TYPE_FALLING] = (const ZT_CHAR*)&quot;Flank: Falling&quot;;" calcext:value-type="string">
            <text:p>gText[ZSTX_HD_TRI_TYPE_FALLING] = (const ZT_CHAR*)"Flank: Falling";</text:p>
          </table:table-cell>
          <table:table-cell table:formula="of:= [.$G52] &amp; &quot; = &quot; &amp; [$Key.$B$3] &amp; CHAR(34) &amp; [.$D52] &amp; CHAR(34) &amp; &quot;;&quot;" office:value-type="string" office:string-value="gText[ZSTX_HD_TRI_TYPE_FALLING] = (const ZT_CHAR*)&quot;Flanke: Fallend&quot;;" calcext:value-type="string">
            <text:p>gText[ZSTX_HD_TRI_TYPE_FALLING] = (const ZT_CHAR*)"Flanke: Fallend";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D_TRI_CH_1</text:p>
          </table:table-cell>
          <table:table-cell office:value-type="string" calcext:value-type="string">
            <text:p>Channel: 1</text:p>
          </table:table-cell>
          <table:table-cell office:value-type="string" calcext:value-type="string">
            <text:p>Kanal: 1</text:p>
          </table:table-cell>
          <table:table-cell table:formula="of:= [$Key.$B$1] &amp; [.$B53]" office:value-type="string" office:string-value="ZSTX_HD_TRI_CH_1" calcext:value-type="string">
            <text:p>ZSTX_HD_TRI_CH_1</text:p>
          </table:table-cell>
          <table:table-cell table:formula="of:= &quot;#define &quot; &amp; [.$E53] &amp; &quot; &quot; &amp; [.$A53]" office:value-type="string" office:string-value="#define ZSTX_HD_TRI_CH_1 51" calcext:value-type="string">
            <text:p>#define ZSTX_HD_TRI_CH_1 51</text:p>
          </table:table-cell>
          <table:table-cell table:formula="of:= [$Key.$B$2] &amp; &quot;[&quot; &amp; [.$E53] &amp; &quot;]&quot;" office:value-type="string" office:string-value="gText[ZSTX_HD_TRI_CH_1]" calcext:value-type="string">
            <text:p>gText[ZSTX_HD_TRI_CH_1]</text:p>
          </table:table-cell>
          <table:table-cell table:formula="of:= [.$G53] &amp; &quot; = &quot; &amp; [$Key.$B$3] &amp; CHAR(34) &amp; [.$C53] &amp; CHAR(34) &amp; &quot;;&quot;" office:value-type="string" office:string-value="gText[ZSTX_HD_TRI_CH_1] = (const ZT_CHAR*)&quot;Channel: 1&quot;;" calcext:value-type="string">
            <text:p>gText[ZSTX_HD_TRI_CH_1] = (const ZT_CHAR*)"Channel: 1";</text:p>
          </table:table-cell>
          <table:table-cell table:formula="of:= [.$G53] &amp; &quot; = &quot; &amp; [$Key.$B$3] &amp; CHAR(34) &amp; [.$D53] &amp; CHAR(34) &amp; &quot;;&quot;" office:value-type="string" office:string-value="gText[ZSTX_HD_TRI_CH_1] = (const ZT_CHAR*)&quot;Kanal: 1&quot;;" calcext:value-type="string">
            <text:p>gText[ZSTX_HD_TRI_CH_1] = (const ZT_CHAR*)"Kanal: 1";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D_TRI_CH_2</text:p>
          </table:table-cell>
          <table:table-cell office:value-type="string" calcext:value-type="string">
            <text:p>Channel: 2</text:p>
          </table:table-cell>
          <table:table-cell office:value-type="string" calcext:value-type="string">
            <text:p>Kanal: 2</text:p>
          </table:table-cell>
          <table:table-cell table:formula="of:= [$Key.$B$1] &amp; [.$B54]" office:value-type="string" office:string-value="ZSTX_HD_TRI_CH_2" calcext:value-type="string">
            <text:p>ZSTX_HD_TRI_CH_2</text:p>
          </table:table-cell>
          <table:table-cell table:formula="of:= &quot;#define &quot; &amp; [.$E54] &amp; &quot; &quot; &amp; [.$A54]" office:value-type="string" office:string-value="#define ZSTX_HD_TRI_CH_2 52" calcext:value-type="string">
            <text:p>#define ZSTX_HD_TRI_CH_2 52</text:p>
          </table:table-cell>
          <table:table-cell table:formula="of:= [$Key.$B$2] &amp; &quot;[&quot; &amp; [.$E54] &amp; &quot;]&quot;" office:value-type="string" office:string-value="gText[ZSTX_HD_TRI_CH_2]" calcext:value-type="string">
            <text:p>gText[ZSTX_HD_TRI_CH_2]</text:p>
          </table:table-cell>
          <table:table-cell table:formula="of:= [.$G54] &amp; &quot; = &quot; &amp; [$Key.$B$3] &amp; CHAR(34) &amp; [.$C54] &amp; CHAR(34) &amp; &quot;;&quot;" office:value-type="string" office:string-value="gText[ZSTX_HD_TRI_CH_2] = (const ZT_CHAR*)&quot;Channel: 2&quot;;" calcext:value-type="string">
            <text:p>gText[ZSTX_HD_TRI_CH_2] = (const ZT_CHAR*)"Channel: 2";</text:p>
          </table:table-cell>
          <table:table-cell table:formula="of:= [.$G54] &amp; &quot; = &quot; &amp; [$Key.$B$3] &amp; CHAR(34) &amp; [.$D54] &amp; CHAR(34) &amp; &quot;;&quot;" office:value-type="string" office:string-value="gText[ZSTX_HD_TRI_CH_2] = (const ZT_CHAR*)&quot;Kanal: 2&quot;;" calcext:value-type="string">
            <text:p>gText[ZSTX_HD_TRI_CH_2] = (const ZT_CHAR*)"Kanal: 2";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D_TRI_CH_3</text:p>
          </table:table-cell>
          <table:table-cell office:value-type="string" calcext:value-type="string">
            <text:p>Channel: 3</text:p>
          </table:table-cell>
          <table:table-cell office:value-type="string" calcext:value-type="string">
            <text:p>Kanal: 3</text:p>
          </table:table-cell>
          <table:table-cell table:formula="of:= [$Key.$B$1] &amp; [.$B55]" office:value-type="string" office:string-value="ZSTX_HD_TRI_CH_3" calcext:value-type="string">
            <text:p>ZSTX_HD_TRI_CH_3</text:p>
          </table:table-cell>
          <table:table-cell table:formula="of:= &quot;#define &quot; &amp; [.$E55] &amp; &quot; &quot; &amp; [.$A55]" office:value-type="string" office:string-value="#define ZSTX_HD_TRI_CH_3 53" calcext:value-type="string">
            <text:p>#define ZSTX_HD_TRI_CH_3 53</text:p>
          </table:table-cell>
          <table:table-cell table:formula="of:= [$Key.$B$2] &amp; &quot;[&quot; &amp; [.$E55] &amp; &quot;]&quot;" office:value-type="string" office:string-value="gText[ZSTX_HD_TRI_CH_3]" calcext:value-type="string">
            <text:p>gText[ZSTX_HD_TRI_CH_3]</text:p>
          </table:table-cell>
          <table:table-cell table:formula="of:= [.$G55] &amp; &quot; = &quot; &amp; [$Key.$B$3] &amp; CHAR(34) &amp; [.$C55] &amp; CHAR(34) &amp; &quot;;&quot;" office:value-type="string" office:string-value="gText[ZSTX_HD_TRI_CH_3] = (const ZT_CHAR*)&quot;Channel: 3&quot;;" calcext:value-type="string">
            <text:p>gText[ZSTX_HD_TRI_CH_3] = (const ZT_CHAR*)"Channel: 3";</text:p>
          </table:table-cell>
          <table:table-cell table:formula="of:= [.$G55] &amp; &quot; = &quot; &amp; [$Key.$B$3] &amp; CHAR(34) &amp; [.$D55] &amp; CHAR(34) &amp; &quot;;&quot;" office:value-type="string" office:string-value="gText[ZSTX_HD_TRI_CH_3] = (const ZT_CHAR*)&quot;Kanal: 3&quot;;" calcext:value-type="string">
            <text:p>gText[ZSTX_HD_TRI_CH_3] = (const ZT_CHAR*)"Kanal: 3";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D_TRI_CH_4</text:p>
          </table:table-cell>
          <table:table-cell office:value-type="string" calcext:value-type="string">
            <text:p>Channel: 4</text:p>
          </table:table-cell>
          <table:table-cell office:value-type="string" calcext:value-type="string">
            <text:p>Kanal: 4</text:p>
          </table:table-cell>
          <table:table-cell table:formula="of:= [$Key.$B$1] &amp; [.$B56]" office:value-type="string" office:string-value="ZSTX_HD_TRI_CH_4" calcext:value-type="string">
            <text:p>ZSTX_HD_TRI_CH_4</text:p>
          </table:table-cell>
          <table:table-cell table:formula="of:= &quot;#define &quot; &amp; [.$E56] &amp; &quot; &quot; &amp; [.$A56]" office:value-type="string" office:string-value="#define ZSTX_HD_TRI_CH_4 54" calcext:value-type="string">
            <text:p>#define ZSTX_HD_TRI_CH_4 54</text:p>
          </table:table-cell>
          <table:table-cell table:formula="of:= [$Key.$B$2] &amp; &quot;[&quot; &amp; [.$E56] &amp; &quot;]&quot;" office:value-type="string" office:string-value="gText[ZSTX_HD_TRI_CH_4]" calcext:value-type="string">
            <text:p>gText[ZSTX_HD_TRI_CH_4]</text:p>
          </table:table-cell>
          <table:table-cell table:formula="of:= [.$G56] &amp; &quot; = &quot; &amp; [$Key.$B$3] &amp; CHAR(34) &amp; [.$C56] &amp; CHAR(34) &amp; &quot;;&quot;" office:value-type="string" office:string-value="gText[ZSTX_HD_TRI_CH_4] = (const ZT_CHAR*)&quot;Channel: 4&quot;;" calcext:value-type="string">
            <text:p>gText[ZSTX_HD_TRI_CH_4] = (const ZT_CHAR*)"Channel: 4";</text:p>
          </table:table-cell>
          <table:table-cell table:formula="of:= [.$G56] &amp; &quot; = &quot; &amp; [$Key.$B$3] &amp; CHAR(34) &amp; [.$D56] &amp; CHAR(34) &amp; &quot;;&quot;" office:value-type="string" office:string-value="gText[ZSTX_HD_TRI_CH_4] = (const ZT_CHAR*)&quot;Kanal: 4&quot;;" calcext:value-type="string">
            <text:p>gText[ZSTX_HD_TRI_CH_4] = (const ZT_CHAR*)"Kanal: 4";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D_TRI_CH_5</text:p>
          </table:table-cell>
          <table:table-cell office:value-type="string" calcext:value-type="string">
            <text:p>Channel: 5</text:p>
          </table:table-cell>
          <table:table-cell office:value-type="string" calcext:value-type="string">
            <text:p>Kanal: 5</text:p>
          </table:table-cell>
          <table:table-cell table:formula="of:= [$Key.$B$1] &amp; [.$B57]" office:value-type="string" office:string-value="ZSTX_HD_TRI_CH_5" calcext:value-type="string">
            <text:p>ZSTX_HD_TRI_CH_5</text:p>
          </table:table-cell>
          <table:table-cell table:formula="of:= &quot;#define &quot; &amp; [.$E57] &amp; &quot; &quot; &amp; [.$A57]" office:value-type="string" office:string-value="#define ZSTX_HD_TRI_CH_5 55" calcext:value-type="string">
            <text:p>#define ZSTX_HD_TRI_CH_5 55</text:p>
          </table:table-cell>
          <table:table-cell table:formula="of:= [$Key.$B$2] &amp; &quot;[&quot; &amp; [.$E57] &amp; &quot;]&quot;" office:value-type="string" office:string-value="gText[ZSTX_HD_TRI_CH_5]" calcext:value-type="string">
            <text:p>gText[ZSTX_HD_TRI_CH_5]</text:p>
          </table:table-cell>
          <table:table-cell table:formula="of:= [.$G57] &amp; &quot; = &quot; &amp; [$Key.$B$3] &amp; CHAR(34) &amp; [.$C57] &amp; CHAR(34) &amp; &quot;;&quot;" office:value-type="string" office:string-value="gText[ZSTX_HD_TRI_CH_5] = (const ZT_CHAR*)&quot;Channel: 5&quot;;" calcext:value-type="string">
            <text:p>gText[ZSTX_HD_TRI_CH_5] = (const ZT_CHAR*)"Channel: 5";</text:p>
          </table:table-cell>
          <table:table-cell table:formula="of:= [.$G57] &amp; &quot; = &quot; &amp; [$Key.$B$3] &amp; CHAR(34) &amp; [.$D57] &amp; CHAR(34) &amp; &quot;;&quot;" office:value-type="string" office:string-value="gText[ZSTX_HD_TRI_CH_5] = (const ZT_CHAR*)&quot;Kanal: 5&quot;;" calcext:value-type="string">
            <text:p>gText[ZSTX_HD_TRI_CH_5] = (const ZT_CHAR*)"Kanal: 5";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D_TRI_CH_6</text:p>
          </table:table-cell>
          <table:table-cell office:value-type="string" calcext:value-type="string">
            <text:p>Channel: 6</text:p>
          </table:table-cell>
          <table:table-cell office:value-type="string" calcext:value-type="string">
            <text:p>Kanal: 6</text:p>
          </table:table-cell>
          <table:table-cell table:formula="of:= [$Key.$B$1] &amp; [.$B58]" office:value-type="string" office:string-value="ZSTX_HD_TRI_CH_6" calcext:value-type="string">
            <text:p>ZSTX_HD_TRI_CH_6</text:p>
          </table:table-cell>
          <table:table-cell table:formula="of:= &quot;#define &quot; &amp; [.$E58] &amp; &quot; &quot; &amp; [.$A58]" office:value-type="string" office:string-value="#define ZSTX_HD_TRI_CH_6 56" calcext:value-type="string">
            <text:p>#define ZSTX_HD_TRI_CH_6 56</text:p>
          </table:table-cell>
          <table:table-cell table:formula="of:= [$Key.$B$2] &amp; &quot;[&quot; &amp; [.$E58] &amp; &quot;]&quot;" office:value-type="string" office:string-value="gText[ZSTX_HD_TRI_CH_6]" calcext:value-type="string">
            <text:p>gText[ZSTX_HD_TRI_CH_6]</text:p>
          </table:table-cell>
          <table:table-cell table:formula="of:= [.$G58] &amp; &quot; = &quot; &amp; [$Key.$B$3] &amp; CHAR(34) &amp; [.$C58] &amp; CHAR(34) &amp; &quot;;&quot;" office:value-type="string" office:string-value="gText[ZSTX_HD_TRI_CH_6] = (const ZT_CHAR*)&quot;Channel: 6&quot;;" calcext:value-type="string">
            <text:p>gText[ZSTX_HD_TRI_CH_6] = (const ZT_CHAR*)"Channel: 6";</text:p>
          </table:table-cell>
          <table:table-cell table:formula="of:= [.$G58] &amp; &quot; = &quot; &amp; [$Key.$B$3] &amp; CHAR(34) &amp; [.$D58] &amp; CHAR(34) &amp; &quot;;&quot;" office:value-type="string" office:string-value="gText[ZSTX_HD_TRI_CH_6] = (const ZT_CHAR*)&quot;Kanal: 6&quot;;" calcext:value-type="string">
            <text:p>gText[ZSTX_HD_TRI_CH_6] = (const ZT_CHAR*)"Kanal: 6";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D_TRI_CH_7</text:p>
          </table:table-cell>
          <table:table-cell office:value-type="string" calcext:value-type="string">
            <text:p>Channel: 7</text:p>
          </table:table-cell>
          <table:table-cell office:value-type="string" calcext:value-type="string">
            <text:p>Kanal: 7</text:p>
          </table:table-cell>
          <table:table-cell table:formula="of:= [$Key.$B$1] &amp; [.$B59]" office:value-type="string" office:string-value="ZSTX_HD_TRI_CH_7" calcext:value-type="string">
            <text:p>ZSTX_HD_TRI_CH_7</text:p>
          </table:table-cell>
          <table:table-cell table:formula="of:= &quot;#define &quot; &amp; [.$E59] &amp; &quot; &quot; &amp; [.$A59]" office:value-type="string" office:string-value="#define ZSTX_HD_TRI_CH_7 57" calcext:value-type="string">
            <text:p>#define ZSTX_HD_TRI_CH_7 57</text:p>
          </table:table-cell>
          <table:table-cell table:formula="of:= [$Key.$B$2] &amp; &quot;[&quot; &amp; [.$E59] &amp; &quot;]&quot;" office:value-type="string" office:string-value="gText[ZSTX_HD_TRI_CH_7]" calcext:value-type="string">
            <text:p>gText[ZSTX_HD_TRI_CH_7]</text:p>
          </table:table-cell>
          <table:table-cell table:formula="of:= [.$G59] &amp; &quot; = &quot; &amp; [$Key.$B$3] &amp; CHAR(34) &amp; [.$C59] &amp; CHAR(34) &amp; &quot;;&quot;" office:value-type="string" office:string-value="gText[ZSTX_HD_TRI_CH_7] = (const ZT_CHAR*)&quot;Channel: 7&quot;;" calcext:value-type="string">
            <text:p>gText[ZSTX_HD_TRI_CH_7] = (const ZT_CHAR*)"Channel: 7";</text:p>
          </table:table-cell>
          <table:table-cell table:formula="of:= [.$G59] &amp; &quot; = &quot; &amp; [$Key.$B$3] &amp; CHAR(34) &amp; [.$D59] &amp; CHAR(34) &amp; &quot;;&quot;" office:value-type="string" office:string-value="gText[ZSTX_HD_TRI_CH_7] = (const ZT_CHAR*)&quot;Kanal: 7&quot;;" calcext:value-type="string">
            <text:p>gText[ZSTX_HD_TRI_CH_7] = (const ZT_CHAR*)"Kanal: 7";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D_TRI_CH_8</text:p>
          </table:table-cell>
          <table:table-cell office:value-type="string" calcext:value-type="string">
            <text:p>Channel: 8</text:p>
          </table:table-cell>
          <table:table-cell office:value-type="string" calcext:value-type="string">
            <text:p>Kanal: 8</text:p>
          </table:table-cell>
          <table:table-cell table:formula="of:= [$Key.$B$1] &amp; [.$B60]" office:value-type="string" office:string-value="ZSTX_HD_TRI_CH_8" calcext:value-type="string">
            <text:p>ZSTX_HD_TRI_CH_8</text:p>
          </table:table-cell>
          <table:table-cell table:formula="of:= &quot;#define &quot; &amp; [.$E60] &amp; &quot; &quot; &amp; [.$A60]" office:value-type="string" office:string-value="#define ZSTX_HD_TRI_CH_8 58" calcext:value-type="string">
            <text:p>#define ZSTX_HD_TRI_CH_8 58</text:p>
          </table:table-cell>
          <table:table-cell table:formula="of:= [$Key.$B$2] &amp; &quot;[&quot; &amp; [.$E60] &amp; &quot;]&quot;" office:value-type="string" office:string-value="gText[ZSTX_HD_TRI_CH_8]" calcext:value-type="string">
            <text:p>gText[ZSTX_HD_TRI_CH_8]</text:p>
          </table:table-cell>
          <table:table-cell table:formula="of:= [.$G60] &amp; &quot; = &quot; &amp; [$Key.$B$3] &amp; CHAR(34) &amp; [.$C60] &amp; CHAR(34) &amp; &quot;;&quot;" office:value-type="string" office:string-value="gText[ZSTX_HD_TRI_CH_8] = (const ZT_CHAR*)&quot;Channel: 8&quot;;" calcext:value-type="string">
            <text:p>gText[ZSTX_HD_TRI_CH_8] = (const ZT_CHAR*)"Channel: 8";</text:p>
          </table:table-cell>
          <table:table-cell table:formula="of:= [.$G60] &amp; &quot; = &quot; &amp; [$Key.$B$3] &amp; CHAR(34) &amp; [.$D60] &amp; CHAR(34) &amp; &quot;;&quot;" office:value-type="string" office:string-value="gText[ZSTX_HD_TRI_CH_8] = (const ZT_CHAR*)&quot;Kanal: 8&quot;;" calcext:value-type="string">
            <text:p>gText[ZSTX_HD_TRI_CH_8] = (const ZT_CHAR*)"Kanal: 8";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D_TRI_LBL_HOLDOFF</text:p>
          </table:table-cell>
          <table:table-cell table:number-columns-repeated="2" office:value-type="string" calcext:value-type="string">
            <text:p>Holdoff</text:p>
          </table:table-cell>
          <table:table-cell table:formula="of:= [$Key.$B$1] &amp; [.$B61]" office:value-type="string" office:string-value="ZSTX_HD_TRI_LBL_HOLDOFF" calcext:value-type="string">
            <text:p>ZSTX_HD_TRI_LBL_HOLDOFF</text:p>
          </table:table-cell>
          <table:table-cell table:formula="of:= &quot;#define &quot; &amp; [.$E61] &amp; &quot; &quot; &amp; [.$A61]" office:value-type="string" office:string-value="#define ZSTX_HD_TRI_LBL_HOLDOFF 59" calcext:value-type="string">
            <text:p>#define ZSTX_HD_TRI_LBL_HOLDOFF 59</text:p>
          </table:table-cell>
          <table:table-cell table:formula="of:= [$Key.$B$2] &amp; &quot;[&quot; &amp; [.$E61] &amp; &quot;]&quot;" office:value-type="string" office:string-value="gText[ZSTX_HD_TRI_LBL_HOLDOFF]" calcext:value-type="string">
            <text:p>gText[ZSTX_HD_TRI_LBL_HOLDOFF]</text:p>
          </table:table-cell>
          <table:table-cell table:formula="of:= [.$G61] &amp; &quot; = &quot; &amp; [$Key.$B$3] &amp; CHAR(34) &amp; [.$C61] &amp; CHAR(34) &amp; &quot;;&quot;" office:value-type="string" office:string-value="gText[ZSTX_HD_TRI_LBL_HOLDOFF] = (const ZT_CHAR*)&quot;Holdoff&quot;;" calcext:value-type="string">
            <text:p>gText[ZSTX_HD_TRI_LBL_HOLDOFF] = (const ZT_CHAR*)"Holdoff";</text:p>
          </table:table-cell>
          <table:table-cell table:formula="of:= [.$G61] &amp; &quot; = &quot; &amp; [$Key.$B$3] &amp; CHAR(34) &amp; [.$D61] &amp; CHAR(34) &amp; &quot;;&quot;" office:value-type="string" office:string-value="gText[ZSTX_HD_TRI_LBL_HOLDOFF] = (const ZT_CHAR*)&quot;Holdoff&quot;;" calcext:value-type="string">
            <text:p>gText[ZSTX_HD_TRI_LBL_HOLDOFF] = (const ZT_CHAR*)"Holdoff";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D_TRI_LBL_HOLDOFF_R</text:p>
          </table:table-cell>
          <table:table-cell table:number-columns-repeated="2" office:value-type="string" calcext:value-type="string">
            <text:p>ms</text:p>
          </table:table-cell>
          <table:table-cell table:formula="of:= [$Key.$B$1] &amp; [.$B62]" office:value-type="string" office:string-value="ZSTX_HD_TRI_LBL_HOLDOFF_R" calcext:value-type="string">
            <text:p>ZSTX_HD_TRI_LBL_HOLDOFF_R</text:p>
          </table:table-cell>
          <table:table-cell table:formula="of:= &quot;#define &quot; &amp; [.$E62] &amp; &quot; &quot; &amp; [.$A62]" office:value-type="string" office:string-value="#define ZSTX_HD_TRI_LBL_HOLDOFF_R 60" calcext:value-type="string">
            <text:p>#define ZSTX_HD_TRI_LBL_HOLDOFF_R 60</text:p>
          </table:table-cell>
          <table:table-cell table:formula="of:= [$Key.$B$2] &amp; &quot;[&quot; &amp; [.$E62] &amp; &quot;]&quot;" office:value-type="string" office:string-value="gText[ZSTX_HD_TRI_LBL_HOLDOFF_R]" calcext:value-type="string">
            <text:p>gText[ZSTX_HD_TRI_LBL_HOLDOFF_R]</text:p>
          </table:table-cell>
          <table:table-cell table:formula="of:= [.$G62] &amp; &quot; = &quot; &amp; [$Key.$B$3] &amp; CHAR(34) &amp; [.$C62] &amp; CHAR(34) &amp; &quot;;&quot;" office:value-type="string" office:string-value="gText[ZSTX_HD_TRI_LBL_HOLDOFF_R] = (const ZT_CHAR*)&quot;ms&quot;;" calcext:value-type="string">
            <text:p>gText[ZSTX_HD_TRI_LBL_HOLDOFF_R] = (const ZT_CHAR*)"ms";</text:p>
          </table:table-cell>
          <table:table-cell table:formula="of:= [.$G62] &amp; &quot; = &quot; &amp; [$Key.$B$3] &amp; CHAR(34) &amp; [.$D62] &amp; CHAR(34) &amp; &quot;;&quot;" office:value-type="string" office:string-value="gText[ZSTX_HD_TRI_LBL_HOLDOFF_R] = (const ZT_CHAR*)&quot;ms&quot;;" calcext:value-type="string">
            <text:p>gText[ZSTX_HD_TRI_LBL_HOLDOFF_R] = (const ZT_CHAR*)"ms";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D_MES_UNIT_RAW</text:p>
          </table:table-cell>
          <table:table-cell office:value-type="string" calcext:value-type="string">
            <text:p>Unit: Raw</text:p>
          </table:table-cell>
          <table:table-cell office:value-type="string" calcext:value-type="string">
            <text:p>Einheit: Roh</text:p>
          </table:table-cell>
          <table:table-cell table:formula="of:= [$Key.$B$1] &amp; [.$B63]" office:value-type="string" office:string-value="ZSTX_HD_MES_UNIT_RAW" calcext:value-type="string">
            <text:p>ZSTX_HD_MES_UNIT_RAW</text:p>
          </table:table-cell>
          <table:table-cell table:formula="of:= &quot;#define &quot; &amp; [.$E63] &amp; &quot; &quot; &amp; [.$A63]" office:value-type="string" office:string-value="#define ZSTX_HD_MES_UNIT_RAW 61" calcext:value-type="string">
            <text:p>#define ZSTX_HD_MES_UNIT_RAW 61</text:p>
          </table:table-cell>
          <table:table-cell table:formula="of:= [$Key.$B$2] &amp; &quot;[&quot; &amp; [.$E63] &amp; &quot;]&quot;" office:value-type="string" office:string-value="gText[ZSTX_HD_MES_UNIT_RAW]" calcext:value-type="string">
            <text:p>gText[ZSTX_HD_MES_UNIT_RAW]</text:p>
          </table:table-cell>
          <table:table-cell table:formula="of:= [.$G63] &amp; &quot; = &quot; &amp; [$Key.$B$3] &amp; CHAR(34) &amp; [.$C63] &amp; CHAR(34) &amp; &quot;;&quot;" office:value-type="string" office:string-value="gText[ZSTX_HD_MES_UNIT_RAW] = (const ZT_CHAR*)&quot;Unit: Raw&quot;;" calcext:value-type="string">
            <text:p>gText[ZSTX_HD_MES_UNIT_RAW] = (const ZT_CHAR*)"Unit: Raw";</text:p>
          </table:table-cell>
          <table:table-cell table:formula="of:= [.$G63] &amp; &quot; = &quot; &amp; [$Key.$B$3] &amp; CHAR(34) &amp; [.$D63] &amp; CHAR(34) &amp; &quot;;&quot;" office:value-type="string" office:string-value="gText[ZSTX_HD_MES_UNIT_RAW] = (const ZT_CHAR*)&quot;Einheit: Roh&quot;;" calcext:value-type="string">
            <text:p>gText[ZSTX_HD_MES_UNIT_RAW] = (const ZT_CHAR*)"Einheit: Roh";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D_MES_UNIT_PHY</text:p>
          </table:table-cell>
          <table:table-cell office:value-type="string" calcext:value-type="string">
            <text:p>Unit: Physical</text:p>
          </table:table-cell>
          <table:table-cell office:value-type="string" calcext:value-type="string">
            <text:p>Einheit: Physisch</text:p>
          </table:table-cell>
          <table:table-cell table:formula="of:= [$Key.$B$1] &amp; [.$B64]" office:value-type="string" office:string-value="ZSTX_HD_MES_UNIT_PHY" calcext:value-type="string">
            <text:p>ZSTX_HD_MES_UNIT_PHY</text:p>
          </table:table-cell>
          <table:table-cell table:formula="of:= &quot;#define &quot; &amp; [.$E64] &amp; &quot; &quot; &amp; [.$A64]" office:value-type="string" office:string-value="#define ZSTX_HD_MES_UNIT_PHY 62" calcext:value-type="string">
            <text:p>#define ZSTX_HD_MES_UNIT_PHY 62</text:p>
          </table:table-cell>
          <table:table-cell table:formula="of:= [$Key.$B$2] &amp; &quot;[&quot; &amp; [.$E64] &amp; &quot;]&quot;" office:value-type="string" office:string-value="gText[ZSTX_HD_MES_UNIT_PHY]" calcext:value-type="string">
            <text:p>gText[ZSTX_HD_MES_UNIT_PHY]</text:p>
          </table:table-cell>
          <table:table-cell table:formula="of:= [.$G64] &amp; &quot; = &quot; &amp; [$Key.$B$3] &amp; CHAR(34) &amp; [.$C64] &amp; CHAR(34) &amp; &quot;;&quot;" office:value-type="string" office:string-value="gText[ZSTX_HD_MES_UNIT_PHY] = (const ZT_CHAR*)&quot;Unit: Physical&quot;;" calcext:value-type="string">
            <text:p>gText[ZSTX_HD_MES_UNIT_PHY] = (const ZT_CHAR*)"Unit: Physical";</text:p>
          </table:table-cell>
          <table:table-cell table:formula="of:= [.$G64] &amp; &quot; = &quot; &amp; [$Key.$B$3] &amp; CHAR(34) &amp; [.$D64] &amp; CHAR(34) &amp; &quot;;&quot;" office:value-type="string" office:string-value="gText[ZSTX_HD_MES_UNIT_PHY] = (const ZT_CHAR*)&quot;Einheit: Physisch&quot;;" calcext:value-type="string">
            <text:p>gText[ZSTX_HD_MES_UNIT_PHY] = (const ZT_CHAR*)"Einheit: Physisch";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D_CUR_TYPE_NONE</text:p>
          </table:table-cell>
          <table:table-cell office:value-type="string" calcext:value-type="string">
            <text:p>Type: Off</text:p>
          </table:table-cell>
          <table:table-cell office:value-type="string" calcext:value-type="string">
            <text:p>Typ: Aus</text:p>
          </table:table-cell>
          <table:table-cell table:formula="of:= [$Key.$B$1] &amp; [.$B65]" office:value-type="string" office:string-value="ZSTX_HD_CUR_TYPE_NONE" calcext:value-type="string">
            <text:p>ZSTX_HD_CUR_TYPE_NONE</text:p>
          </table:table-cell>
          <table:table-cell table:formula="of:= &quot;#define &quot; &amp; [.$E65] &amp; &quot; &quot; &amp; [.$A65]" office:value-type="string" office:string-value="#define ZSTX_HD_CUR_TYPE_NONE 63" calcext:value-type="string">
            <text:p>#define ZSTX_HD_CUR_TYPE_NONE 63</text:p>
          </table:table-cell>
          <table:table-cell table:formula="of:= [$Key.$B$2] &amp; &quot;[&quot; &amp; [.$E65] &amp; &quot;]&quot;" office:value-type="string" office:string-value="gText[ZSTX_HD_CUR_TYPE_NONE]" calcext:value-type="string">
            <text:p>gText[ZSTX_HD_CUR_TYPE_NONE]</text:p>
          </table:table-cell>
          <table:table-cell table:formula="of:= [.$G65] &amp; &quot; = &quot; &amp; [$Key.$B$3] &amp; CHAR(34) &amp; [.$C65] &amp; CHAR(34) &amp; &quot;;&quot;" office:value-type="string" office:string-value="gText[ZSTX_HD_CUR_TYPE_NONE] = (const ZT_CHAR*)&quot;Type: Off&quot;;" calcext:value-type="string">
            <text:p>gText[ZSTX_HD_CUR_TYPE_NONE] = (const ZT_CHAR*)"Type: Off";</text:p>
          </table:table-cell>
          <table:table-cell table:formula="of:= [.$G65] &amp; &quot; = &quot; &amp; [$Key.$B$3] &amp; CHAR(34) &amp; [.$D65] &amp; CHAR(34) &amp; &quot;;&quot;" office:value-type="string" office:string-value="gText[ZSTX_HD_CUR_TYPE_NONE] = (const ZT_CHAR*)&quot;Typ: Aus&quot;;" calcext:value-type="string">
            <text:p>gText[ZSTX_HD_CUR_TYPE_NONE] = (const ZT_CHAR*)"Typ: Aus";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D_CUR_TYPE_TIME</text:p>
          </table:table-cell>
          <table:table-cell office:value-type="string" calcext:value-type="string">
            <text:p>Type: Time</text:p>
          </table:table-cell>
          <table:table-cell office:value-type="string" calcext:value-type="string">
            <text:p>Typ: Zeitlich</text:p>
          </table:table-cell>
          <table:table-cell table:formula="of:= [$Key.$B$1] &amp; [.$B66]" office:value-type="string" office:string-value="ZSTX_HD_CUR_TYPE_TIME" calcext:value-type="string">
            <text:p>ZSTX_HD_CUR_TYPE_TIME</text:p>
          </table:table-cell>
          <table:table-cell table:formula="of:= &quot;#define &quot; &amp; [.$E66] &amp; &quot; &quot; &amp; [.$A66]" office:value-type="string" office:string-value="#define ZSTX_HD_CUR_TYPE_TIME 64" calcext:value-type="string">
            <text:p>#define ZSTX_HD_CUR_TYPE_TIME 64</text:p>
          </table:table-cell>
          <table:table-cell table:formula="of:= [$Key.$B$2] &amp; &quot;[&quot; &amp; [.$E66] &amp; &quot;]&quot;" office:value-type="string" office:string-value="gText[ZSTX_HD_CUR_TYPE_TIME]" calcext:value-type="string">
            <text:p>gText[ZSTX_HD_CUR_TYPE_TIME]</text:p>
          </table:table-cell>
          <table:table-cell table:formula="of:= [.$G66] &amp; &quot; = &quot; &amp; [$Key.$B$3] &amp; CHAR(34) &amp; [.$C66] &amp; CHAR(34) &amp; &quot;;&quot;" office:value-type="string" office:string-value="gText[ZSTX_HD_CUR_TYPE_TIME] = (const ZT_CHAR*)&quot;Type: Time&quot;;" calcext:value-type="string">
            <text:p>gText[ZSTX_HD_CUR_TYPE_TIME] = (const ZT_CHAR*)"Type: Time";</text:p>
          </table:table-cell>
          <table:table-cell table:formula="of:= [.$G66] &amp; &quot; = &quot; &amp; [$Key.$B$3] &amp; CHAR(34) &amp; [.$D66] &amp; CHAR(34) &amp; &quot;;&quot;" office:value-type="string" office:string-value="gText[ZSTX_HD_CUR_TYPE_TIME] = (const ZT_CHAR*)&quot;Typ: Zeitlich&quot;;" calcext:value-type="string">
            <text:p>gText[ZSTX_HD_CUR_TYPE_TIME] = (const ZT_CHAR*)"Typ: Zeitlich";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D_CUR_TYPE_VOLT</text:p>
          </table:table-cell>
          <table:table-cell office:value-type="string" calcext:value-type="string">
            <text:p>Type: Voltage</text:p>
          </table:table-cell>
          <table:table-cell office:value-type="string" calcext:value-type="string">
            <text:p>Typ: Spannung</text:p>
          </table:table-cell>
          <table:table-cell table:formula="of:= [$Key.$B$1] &amp; [.$B67]" office:value-type="string" office:string-value="ZSTX_HD_CUR_TYPE_VOLT" calcext:value-type="string">
            <text:p>ZSTX_HD_CUR_TYPE_VOLT</text:p>
          </table:table-cell>
          <table:table-cell table:formula="of:= &quot;#define &quot; &amp; [.$E67] &amp; &quot; &quot; &amp; [.$A67]" office:value-type="string" office:string-value="#define ZSTX_HD_CUR_TYPE_VOLT 65" calcext:value-type="string">
            <text:p>#define ZSTX_HD_CUR_TYPE_VOLT 65</text:p>
          </table:table-cell>
          <table:table-cell table:formula="of:= [$Key.$B$2] &amp; &quot;[&quot; &amp; [.$E67] &amp; &quot;]&quot;" office:value-type="string" office:string-value="gText[ZSTX_HD_CUR_TYPE_VOLT]" calcext:value-type="string">
            <text:p>gText[ZSTX_HD_CUR_TYPE_VOLT]</text:p>
          </table:table-cell>
          <table:table-cell table:formula="of:= [.$G67] &amp; &quot; = &quot; &amp; [$Key.$B$3] &amp; CHAR(34) &amp; [.$C67] &amp; CHAR(34) &amp; &quot;;&quot;" office:value-type="string" office:string-value="gText[ZSTX_HD_CUR_TYPE_VOLT] = (const ZT_CHAR*)&quot;Type: Voltage&quot;;" calcext:value-type="string">
            <text:p>gText[ZSTX_HD_CUR_TYPE_VOLT] = (const ZT_CHAR*)"Type: Voltage";</text:p>
          </table:table-cell>
          <table:table-cell table:formula="of:= [.$G67] &amp; &quot; = &quot; &amp; [$Key.$B$3] &amp; CHAR(34) &amp; [.$D67] &amp; CHAR(34) &amp; &quot;;&quot;" office:value-type="string" office:string-value="gText[ZSTX_HD_CUR_TYPE_VOLT] = (const ZT_CHAR*)&quot;Typ: Spannung&quot;;" calcext:value-type="string">
            <text:p>gText[ZSTX_HD_CUR_TYPE_VOLT] = (const ZT_CHAR*)"Typ: Spannung";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D_CUR_TARGET_1</text:p>
          </table:table-cell>
          <table:table-cell office:value-type="string" calcext:value-type="string">
            <text:p>Target: 1</text:p>
          </table:table-cell>
          <table:table-cell office:value-type="string" calcext:value-type="string">
            <text:p>Cursor: 1</text:p>
          </table:table-cell>
          <table:table-cell table:formula="of:= [$Key.$B$1] &amp; [.$B68]" office:value-type="string" office:string-value="ZSTX_HD_CUR_TARGET_1" calcext:value-type="string">
            <text:p>ZSTX_HD_CUR_TARGET_1</text:p>
          </table:table-cell>
          <table:table-cell table:formula="of:= &quot;#define &quot; &amp; [.$E68] &amp; &quot; &quot; &amp; [.$A68]" office:value-type="string" office:string-value="#define ZSTX_HD_CUR_TARGET_1 66" calcext:value-type="string">
            <text:p>#define ZSTX_HD_CUR_TARGET_1 66</text:p>
          </table:table-cell>
          <table:table-cell table:formula="of:= [$Key.$B$2] &amp; &quot;[&quot; &amp; [.$E68] &amp; &quot;]&quot;" office:value-type="string" office:string-value="gText[ZSTX_HD_CUR_TARGET_1]" calcext:value-type="string">
            <text:p>gText[ZSTX_HD_CUR_TARGET_1]</text:p>
          </table:table-cell>
          <table:table-cell table:formula="of:= [.$G68] &amp; &quot; = &quot; &amp; [$Key.$B$3] &amp; CHAR(34) &amp; [.$C68] &amp; CHAR(34) &amp; &quot;;&quot;" office:value-type="string" office:string-value="gText[ZSTX_HD_CUR_TARGET_1] = (const ZT_CHAR*)&quot;Target: 1&quot;;" calcext:value-type="string">
            <text:p>gText[ZSTX_HD_CUR_TARGET_1] = (const ZT_CHAR*)"Target: 1";</text:p>
          </table:table-cell>
          <table:table-cell table:formula="of:= [.$G68] &amp; &quot; = &quot; &amp; [$Key.$B$3] &amp; CHAR(34) &amp; [.$D68] &amp; CHAR(34) &amp; &quot;;&quot;" office:value-type="string" office:string-value="gText[ZSTX_HD_CUR_TARGET_1] = (const ZT_CHAR*)&quot;Cursor: 1&quot;;" calcext:value-type="string">
            <text:p>gText[ZSTX_HD_CUR_TARGET_1] = (const ZT_CHAR*)"Cursor: 1";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D_CUR_TARGET_2</text:p>
          </table:table-cell>
          <table:table-cell office:value-type="string" calcext:value-type="string">
            <text:p>Target: 2</text:p>
          </table:table-cell>
          <table:table-cell office:value-type="string" calcext:value-type="string">
            <text:p>Cursor: 2</text:p>
          </table:table-cell>
          <table:table-cell table:formula="of:= [$Key.$B$1] &amp; [.$B69]" office:value-type="string" office:string-value="ZSTX_HD_CUR_TARGET_2" calcext:value-type="string">
            <text:p>ZSTX_HD_CUR_TARGET_2</text:p>
          </table:table-cell>
          <table:table-cell table:formula="of:= &quot;#define &quot; &amp; [.$E69] &amp; &quot; &quot; &amp; [.$A69]" office:value-type="string" office:string-value="#define ZSTX_HD_CUR_TARGET_2 67" calcext:value-type="string">
            <text:p>#define ZSTX_HD_CUR_TARGET_2 67</text:p>
          </table:table-cell>
          <table:table-cell table:formula="of:= [$Key.$B$2] &amp; &quot;[&quot; &amp; [.$E69] &amp; &quot;]&quot;" office:value-type="string" office:string-value="gText[ZSTX_HD_CUR_TARGET_2]" calcext:value-type="string">
            <text:p>gText[ZSTX_HD_CUR_TARGET_2]</text:p>
          </table:table-cell>
          <table:table-cell table:formula="of:= [.$G69] &amp; &quot; = &quot; &amp; [$Key.$B$3] &amp; CHAR(34) &amp; [.$C69] &amp; CHAR(34) &amp; &quot;;&quot;" office:value-type="string" office:string-value="gText[ZSTX_HD_CUR_TARGET_2] = (const ZT_CHAR*)&quot;Target: 2&quot;;" calcext:value-type="string">
            <text:p>gText[ZSTX_HD_CUR_TARGET_2] = (const ZT_CHAR*)"Target: 2";</text:p>
          </table:table-cell>
          <table:table-cell table:formula="of:= [.$G69] &amp; &quot; = &quot; &amp; [$Key.$B$3] &amp; CHAR(34) &amp; [.$D69] &amp; CHAR(34) &amp; &quot;;&quot;" office:value-type="string" office:string-value="gText[ZSTX_HD_CUR_TARGET_2] = (const ZT_CHAR*)&quot;Cursor: 2&quot;;" calcext:value-type="string">
            <text:p>gText[ZSTX_HD_CUR_TARGET_2] = (const ZT_CHAR*)"Cursor: 2";</text:p>
          </table:table-cell>
          <table:table-cell table:number-columns-repeated="1015"/>
        </table:table-row>
      </table:table>
      <table:table table:name="Key" table:style-name="ta1"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ZSTX_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gText</text:p>
          </table:table-cell>
        </table:table-row>
        <table:table-row table:style-name="ro1">
          <table:table-cell office:value-type="string" calcext:value-type="string">
            <text:p>Assign Prefix</text:p>
          </table:table-cell>
          <table:table-cell office:value-type="string" calcext:value-type="string">
            <text:p>(const ZT_CHAR*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.00.0000</text:date>, <text:time style:data-style-name="N2" text:time-value="18:53:43.4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dreas Riebesehl</meta:initial-creator>
    <meta:creation-date>2021-01-11T07:42:02.904000000</meta:creation-date>
    <dc:date>2021-06-02T19:02:47.243000000</dc:date>
    <dc:creator>Andreas Riebesehl</dc:creator>
    <meta:editing-duration>PT1H39M18S</meta:editing-duration>
    <meta:editing-cycles>27</meta:editing-cycles>
    <meta:generator>LibreOffice/6.4.6.2$Windows_X86_64 LibreOffice_project/0ce51a4fd21bff07a5c061082cc82c5ed232f115</meta:generator>
    <meta:document-statistic meta:table-count="2" meta:cell-count="627" meta:object-count="0"/>
  </office:meta>
</office:document-meta>
</file>